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BR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bril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83013.48" table:style-name="ce14">
            <text:p>83.013<text:s/></text:p>
          </table:table-cell>
          <table:table-cell office:value-type="float" office:value="690519.35" table:style-name="ce14">
            <text:p>690.519<text:s/></text:p>
          </table:table-cell>
          <table:table-cell office:value-type="float" office:value="58439533.259999998" table:style-name="ce14">
            <text:p>58.439.533<text:s/></text:p>
          </table:table-cell>
          <table:table-cell office:value-type="float" office:value="584.38" table:style-name="ce14">
            <text:p>584<text:s/></text:p>
          </table:table-cell>
          <table:table-cell office:value-type="float" office:value="67415709.25" table:style-name="ce14">
            <text:p>67.415.709<text:s/></text:p>
          </table:table-cell>
          <table:table-cell office:value-type="float" office:value="37384922.659999996" table:style-name="ce14">
            <text:p>37.384.923<text:s/></text:p>
          </table:table-cell>
          <table:table-cell office:value-type="float" office:value="2982001.45" table:style-name="ce14">
            <text:p>2.982.001<text:s/></text:p>
          </table:table-cell>
          <table:table-cell office:value-type="float" office:value="129174314.02" table:style-name="ce14">
            <text:p>129.174.314<text:s/></text:p>
          </table:table-cell>
          <table:table-cell office:value-type="float" office:value="33806115.189999998" table:style-name="ce14">
            <text:p>33.806.115<text:s/></text:p>
          </table:table-cell>
          <table:table-cell office:value-type="float" office:value="26711383.629999999" table:style-name="ce14">
            <text:p>26.711.384<text:s/></text:p>
          </table:table-cell>
          <table:table-cell office:value-type="float" office:value="83583663.920000002" table:style-name="ce14">
            <text:p>83.583.664<text:s/></text:p>
          </table:table-cell>
          <table:table-cell office:value-type="float" office:value="212920.76" table:style-name="ce14">
            <text:p>212.921<text:s/></text:p>
          </table:table-cell>
          <table:table-cell office:value-type="float" office:value="3243775.67" table:style-name="ce14">
            <text:p>3.243.776<text:s/></text:p>
          </table:table-cell>
          <table:table-cell office:value-type="float" office:value="5486399.5300000003" table:style-name="ce14">
            <text:p>5.486.400<text:s/></text:p>
          </table:table-cell>
          <table:table-cell office:value-type="float" office:value="3219476.12" table:style-name="ce14">
            <text:p>3.219.476<text:s/></text:p>
          </table:table-cell>
          <table:table-cell office:value-type="float" office:value="74649364.5" table:style-name="ce14">
            <text:p>74.649.365<text:s/></text:p>
          </table:table-cell>
          <table:table-cell office:value-type="float" office:value="34496.620000000003" table:style-name="ce14">
            <text:p>34.497<text:s/></text:p>
          </table:table-cell>
          <table:table-cell office:value-type="float" office:value="296098846.47000003" table:style-name="ce14">
            <text:p>296.098.846<text:s/></text:p>
          </table:table-cell>
          <table:table-cell office:value-type="float" office:value="239258187.68000001" table:style-name="ce14">
            <text:p>239.258.188<text:s/></text:p>
          </table:table-cell>
          <table:table-cell office:value-type="float" office:value="863806.47" table:style-name="ce14">
            <text:p>863.806<text:s/></text:p>
          </table:table-cell>
          <table:table-cell office:value-type="float" office:value="18839.86" table:style-name="ce14">
            <text:p>18.840<text:s/></text:p>
          </table:table-cell>
          <table:table-cell office:value-type="float" office:value="11418.65" table:style-name="ce14">
            <text:p>11.419<text:s/></text:p>
          </table:table-cell>
          <table:table-cell office:value-type="float" office:value="94753293.890000001" table:style-name="ce14">
            <text:p>94.753.294<text:s/></text:p>
          </table:table-cell>
          <table:table-cell office:value-type="float" office:value="562480134.11000001" table:style-name="ce14">
            <text:p>562.480.134<text:s/></text:p>
          </table:table-cell>
          <table:table-cell office:value-type="float" office:value="368247.43" table:style-name="ce14">
            <text:p>368.247<text:s/></text:p>
          </table:table-cell>
          <table:table-cell office:value-type="float" office:value="1778047742.04" table:style-name="ce14">
            <text:p>1.778.047.742<text:s/></text:p>
          </table:table-cell>
          <table:table-cell office:value-type="float" office:value="122.31" table:style-name="ce14">
            <text:p>122<text:s/></text:p>
          </table:table-cell>
          <table:table-cell office:value-type="float" office:value="3499018832.7000003" table:style-name="ce15">
            <text:p>3.499.018.8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35.88" table:style-name="ce17">
            <text:p>1.536<text:s/></text:p>
          </table:table-cell>
          <table:table-cell office:value-type="float" office:value="-2.41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232.23" table:style-name="ce17">
            <text:p>232<text:s/></text:p>
          </table:table-cell>
          <table:table-cell office:value-type="float" office:value="-5365.51" table:style-name="ce17">
            <text:p>(5.366)</text:p>
          </table:table-cell>
          <table:table-cell office:value-type="float" office:value="7245.57" table:style-name="ce17">
            <text:p>7.246<text:s/></text:p>
          </table:table-cell>
          <table:table-cell office:value-type="float" office:value="-60.29" table:style-name="ce17">
            <text:p>(60)</text:p>
          </table:table-cell>
          <table:table-cell office:value-type="float" office:value="22989.19" table:style-name="ce17">
            <text:p>22.989<text:s/></text:p>
          </table:table-cell>
          <table:table-cell office:value-type="float" office:value="4296.41" table:style-name="ce17">
            <text:p>4.296<text:s/></text:p>
          </table:table-cell>
          <table:table-cell office:value-type="float" office:value="-1716.94" table:style-name="ce17">
            <text:p>(1.717)</text:p>
          </table:table-cell>
          <table:table-cell office:value-type="float" office:value="-58.2" table:style-name="ce17">
            <text:p>(58)</text:p>
          </table:table-cell>
          <table:table-cell office:value-type="float" office:value="3318.85" table:style-name="ce17">
            <text:p>3.319<text:s/></text:p>
          </table:table-cell>
          <table:table-cell office:value-type="float" office:value="1086.71" table:style-name="ce17">
            <text:p>1.087<text:s/></text:p>
          </table:table-cell>
          <table:table-cell office:value-type="float" office:value="-314.37" table:style-name="ce17">
            <text:p>(314)</text:p>
          </table:table-cell>
          <table:table-cell office:value-type="float" office:value="3751.53" table:style-name="ce17">
            <text:p>3.752<text:s/></text:p>
          </table:table-cell>
          <table:table-cell office:value-type="float" office:value="-2.68" table:style-name="ce17">
            <text:p>(3)</text:p>
          </table:table-cell>
          <table:table-cell office:value-type="float" office:value="-1225.8900000000001" table:style-name="ce17">
            <text:p>(1.226)</text:p>
          </table:table-cell>
          <table:table-cell office:value-type="float" office:value="-176.94" table:style-name="ce17">
            <text:p>(177)</text:p>
          </table:table-cell>
          <table:table-cell office:value-type="float" office:value="-6.15" table:style-name="ce17">
            <text:p>(6)</text:p>
          </table:table-cell>
          <table:table-cell office:value-type="float" office:value="-26.19" table:style-name="ce17">
            <text:p>(26)</text:p>
          </table:table-cell>
          <table:table-cell office:value-type="float" office:value="-0.78" table:style-name="ce17">
            <text:p>(1)</text:p>
          </table:table-cell>
          <table:table-cell office:value-type="float" office:value="15609.39" table:style-name="ce17">
            <text:p>15.609<text:s/></text:p>
          </table:table-cell>
          <table:table-cell office:value-type="float" office:value="-2035.92" table:style-name="ce17">
            <text:p>(2.036)</text:p>
          </table:table-cell>
          <table:table-cell office:value-type="float" office:value="-3.88" table:style-name="ce17">
            <text:p>(4)</text:p>
          </table:table-cell>
          <table:table-cell office:value-type="float" office:value="617727.37" table:style-name="ce17">
            <text:p>617.727<text:s/></text:p>
          </table:table-cell>
          <table:table-cell office:value-type="float" office:value="-23.97" table:style-name="ce17">
            <text:p>(24)</text:p>
          </table:table-cell>
          <table:table-cell office:value-type="float" office:value="666773.01" table:style-name="ce18">
            <text:p>666.7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62176.88" table:style-name="ce17">
            <text:p>162.177<text:s/></text:p>
          </table:table-cell>
          <table:table-cell office:value-type="float" office:value="9830134.6899999995" table:style-name="ce17">
            <text:p>9.830.135<text:s/></text:p>
          </table:table-cell>
          <table:table-cell office:value-type="float" office:value="11466434.939999999" table:style-name="ce17">
            <text:p>11.466.435<text:s/></text:p>
          </table:table-cell>
          <table:table-cell office:value-type="float" office:value="191196.79" table:style-name="ce17">
            <text:p>191.197<text:s/></text:p>
          </table:table-cell>
          <table:table-cell office:value-type="float" office:value="120382604.81" table:style-name="ce17">
            <text:p>120.382.605<text:s/></text:p>
          </table:table-cell>
          <table:table-cell office:value-type="float" office:value="37874812.640000001" table:style-name="ce17">
            <text:p>37.874.813<text:s/></text:p>
          </table:table-cell>
          <table:table-cell office:value-type="float" office:value="7163491.1600000001" table:style-name="ce17">
            <text:p>7.163.491<text:s/></text:p>
          </table:table-cell>
          <table:table-cell office:value-type="float" office:value="162516486.21000001" table:style-name="ce17">
            <text:p>162.516.486<text:s/></text:p>
          </table:table-cell>
          <table:table-cell office:value-type="float" office:value="47864918.630000003" table:style-name="ce17">
            <text:p>47.864.919<text:s/></text:p>
          </table:table-cell>
          <table:table-cell office:value-type="float" office:value="4431740.2" table:style-name="ce17">
            <text:p>4.431.740<text:s/></text:p>
          </table:table-cell>
          <table:table-cell office:value-type="float" office:value="573533432.91999996" table:style-name="ce17">
            <text:p>573.533.433<text:s/></text:p>
          </table:table-cell>
          <table:table-cell office:value-type="float" office:value="8541630.8100000005" table:style-name="ce17">
            <text:p>8.541.631<text:s/></text:p>
          </table:table-cell>
          <table:table-cell office:value-type="float" office:value="12219828.289999999" table:style-name="ce17">
            <text:p>12.219.828<text:s/></text:p>
          </table:table-cell>
          <table:table-cell office:value-type="float" office:value="10794921.699999999" table:style-name="ce17">
            <text:p>10.794.922<text:s/></text:p>
          </table:table-cell>
          <table:table-cell office:value-type="float" office:value="7991218.4000000004" table:style-name="ce17">
            <text:p>7.991.218<text:s/></text:p>
          </table:table-cell>
          <table:table-cell office:value-type="float" office:value="112005854.75" table:style-name="ce17">
            <text:p>112.005.855<text:s/></text:p>
          </table:table-cell>
          <table:table-cell office:value-type="float" office:value="3610382.05" table:style-name="ce17">
            <text:p>3.610.382<text:s/></text:p>
          </table:table-cell>
          <table:table-cell office:value-type="float" office:value="362771079.87" table:style-name="ce17">
            <text:p>362.771.080<text:s/></text:p>
          </table:table-cell>
          <table:table-cell office:value-type="float" office:value="282127202.69" table:style-name="ce17">
            <text:p>282.127.203<text:s/></text:p>
          </table:table-cell>
          <table:table-cell office:value-type="float" office:value="3593148.87" table:style-name="ce17">
            <text:p>3.593.149<text:s/></text:p>
          </table:table-cell>
          <table:table-cell office:value-type="float" office:value="3794350.98" table:style-name="ce17">
            <text:p>3.794.351<text:s/></text:p>
          </table:table-cell>
          <table:table-cell office:value-type="float" office:value="38541.24" table:style-name="ce17">
            <text:p>38.541<text:s/></text:p>
          </table:table-cell>
          <table:table-cell office:value-type="float" office:value="483691452.61000001" table:style-name="ce17">
            <text:p>483.691.453<text:s/></text:p>
          </table:table-cell>
          <table:table-cell office:value-type="float" office:value="415453682.82999998" table:style-name="ce17">
            <text:p>415.453.683<text:s/></text:p>
          </table:table-cell>
          <table:table-cell office:value-type="float" office:value="6768270.8499999996" table:style-name="ce17">
            <text:p>6.768.271<text:s/></text:p>
          </table:table-cell>
          <table:table-cell office:value-type="float" office:value="2018793522.3699999" table:style-name="ce17">
            <text:p>2.018.793.522<text:s/></text:p>
          </table:table-cell>
          <table:table-cell office:value-type="float" office:value="2115411.52" table:style-name="ce17">
            <text:p>2.115.412<text:s/></text:p>
          </table:table-cell>
          <table:table-cell office:value-type="float" office:value="4709727929.6999998" table:style-name="ce18">
            <text:p>4.709.727.9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5991.16" table:style-name="ce17">
            <text:p>5.9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88.99" table:style-name="ce17">
            <text:p>3.08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2735.69" table:style-name="ce17">
            <text:p>62.7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5089818.25" table:style-name="ce17">
            <text:p>355.089.8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3145.37" table:style-name="ce17">
            <text:p>83.145<text:s/></text:p>
          </table:table-cell>
          <table:table-cell office:value-type="float" office:value="418126.84" table:style-name="ce17">
            <text:p>418.127<text:s/></text:p>
          </table:table-cell>
          <table:table-cell office:value-type="float" office:value="12945.03" table:style-name="ce17">
            <text:p>12.94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6890361.3" table:style-name="ce17">
            <text:p>116.890.361<text:s/></text:p>
          </table:table-cell>
          <table:table-cell office:value-type="float" office:value="1037.8499999999999" table:style-name="ce17">
            <text:p>1.038<text:s/></text:p>
          </table:table-cell>
          <table:table-cell office:value-type="float" office:value="582312" table:style-name="ce17">
            <text:p>582.312<text:s/></text:p>
          </table:table-cell>
          <table:table-cell office:value-type="float" office:value="508055.6" table:style-name="ce17">
            <text:p>508.0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3657618.07999998" table:style-name="ce18">
            <text:p>473.657.6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35785.12" table:style-name="ce17">
            <text:p>135.785<text:s/></text:p>
          </table:table-cell>
          <table:table-cell office:value-type="float" office:value="637747.89" table:style-name="ce17">
            <text:p>637.748<text:s/></text:p>
          </table:table-cell>
          <table:table-cell office:value-type="float" office:value="2529166.06" table:style-name="ce17">
            <text:p>2.529.1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688201.859999999" table:style-name="ce17">
            <text:p>19.688.202<text:s/></text:p>
          </table:table-cell>
          <table:table-cell office:value-type="float" office:value="10276555.82" table:style-name="ce17">
            <text:p>10.276.556<text:s/></text:p>
          </table:table-cell>
          <table:table-cell office:value-type="float" office:value="1693083.49" table:style-name="ce17">
            <text:p>1.693.083<text:s/></text:p>
          </table:table-cell>
          <table:table-cell office:value-type="float" office:value="4274690.13" table:style-name="ce17">
            <text:p>4.274.690<text:s/></text:p>
          </table:table-cell>
          <table:table-cell office:value-type="float" office:value="8318090.5099999998" table:style-name="ce17">
            <text:p>8.318.091<text:s/></text:p>
          </table:table-cell>
          <table:table-cell office:value-type="float" office:value="3573184.07" table:style-name="ce17">
            <text:p>3.573.184<text:s/></text:p>
          </table:table-cell>
          <table:table-cell office:value-type="float" office:value="26723953.300000001" table:style-name="ce17">
            <text:p>26.723.953<text:s/></text:p>
          </table:table-cell>
          <table:table-cell office:value-type="float" office:value="720475.6" table:style-name="ce17">
            <text:p>720.476<text:s/></text:p>
          </table:table-cell>
          <table:table-cell office:value-type="float" office:value="6665155.9199999999" table:style-name="ce17">
            <text:p>6.665.156<text:s/></text:p>
          </table:table-cell>
          <table:table-cell office:value-type="float" office:value="2294893.91" table:style-name="ce17">
            <text:p>2.294.894<text:s/></text:p>
          </table:table-cell>
          <table:table-cell office:value-type="float" office:value="2196647.67" table:style-name="ce17">
            <text:p>2.196.648<text:s/></text:p>
          </table:table-cell>
          <table:table-cell office:value-type="float" office:value="20379391.050000001" table:style-name="ce17">
            <text:p>20.379.391<text:s/></text:p>
          </table:table-cell>
          <table:table-cell office:value-type="float" office:value="1740668.8" table:style-name="ce17">
            <text:p>1.740.669<text:s/></text:p>
          </table:table-cell>
          <table:table-cell office:value-type="float" office:value="6129891.8899999997" table:style-name="ce17">
            <text:p>6.129.892<text:s/></text:p>
          </table:table-cell>
          <table:table-cell office:value-type="float" office:value="21516566.879999999" table:style-name="ce17">
            <text:p>21.516.567<text:s/></text:p>
          </table:table-cell>
          <table:table-cell office:value-type="float" office:value="387569.54" table:style-name="ce17">
            <text:p>387.570<text:s/></text:p>
          </table:table-cell>
          <table:table-cell office:value-type="float" office:value="62449.38" table:style-name="ce17">
            <text:p>62.449<text:s/></text:p>
          </table:table-cell>
          <table:table-cell office:value-type="float" office:value="121.76" table:style-name="ce17">
            <text:p>122<text:s/></text:p>
          </table:table-cell>
          <table:table-cell office:value-type="float" office:value="13533888.869999999" table:style-name="ce17">
            <text:p>13.533.889<text:s/></text:p>
          </table:table-cell>
          <table:table-cell office:value-type="float" office:value="6042532.9199999999" table:style-name="ce17">
            <text:p>6.042.533<text:s/></text:p>
          </table:table-cell>
          <table:table-cell office:value-type="float" office:value="849856.43" table:style-name="ce17">
            <text:p>849.856<text:s/></text:p>
          </table:table-cell>
          <table:table-cell office:value-type="float" office:value="57102902.07" table:style-name="ce17">
            <text:p>57.102.902<text:s/></text:p>
          </table:table-cell>
          <table:table-cell office:value-type="float" office:value="175594.97" table:style-name="ce17">
            <text:p>175.595<text:s/></text:p>
          </table:table-cell>
          <table:table-cell office:value-type="float" office:value="217649065.90999997" table:style-name="ce18">
            <text:p>217.649.0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4528.88" table:style-name="ce17">
            <text:p>4.5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347.25" table:style-name="ce17">
            <text:p>21.347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14265.31" table:style-name="ce17">
            <text:p>14.26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941.2000000000007" table:style-name="ce17">
            <text:p>8.941<text:s/></text:p>
          </table:table-cell>
          <table:table-cell office:value-type="float" office:value="6878119.4699999997" table:style-name="ce17">
            <text:p>6.878.119<text:s/></text:p>
          </table:table-cell>
          <table:table-cell office:value-type="float" office:value="11263223.77" table:style-name="ce17">
            <text:p>11.263.224<text:s/></text:p>
          </table:table-cell>
          <table:table-cell office:value-type="float" office:value="4509.92" table:style-name="ce17">
            <text:p>4.510<text:s/></text:p>
          </table:table-cell>
          <table:table-cell office:value-type="float" office:value="23783.18" table:style-name="ce17">
            <text:p>23.783<text:s/></text:p>
          </table:table-cell>
          <table:table-cell office:value-type="float" office:value="29902.1" table:style-name="ce17">
            <text:p>29.902<text:s/></text:p>
          </table:table-cell>
          <table:table-cell office:value-type="float" office:value="22551.43" table:style-name="ce17">
            <text:p>22.55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636.15" table:style-name="ce17">
            <text:p>14.636<text:s/></text:p>
          </table:table-cell>
          <table:table-cell office:value-type="float" office:value="6208091.9500000002" table:style-name="ce17">
            <text:p>6.208.092<text:s/></text:p>
          </table:table-cell>
          <table:table-cell office:value-type="float" office:value="38491.040000000001" table:style-name="ce17">
            <text:p>38.491<text:s/></text:p>
          </table:table-cell>
          <table:table-cell office:value-type="float" office:value="63584640.240000002" table:style-name="ce17">
            <text:p>63.584.640<text:s/></text:p>
          </table:table-cell>
          <table:table-cell office:value-type="float" office:value="46566081.479999997" table:style-name="ce17">
            <text:p>46.566.081<text:s/></text:p>
          </table:table-cell>
          <table:table-cell office:value-type="float" office:value="36259.449999999997" table:style-name="ce17">
            <text:p>36.259<text:s/></text:p>
          </table:table-cell>
          <table:table-cell office:value-type="float" office:value="20315.310000000001" table:style-name="ce17">
            <text:p>20.31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9591401.460000001" table:style-name="ce17">
            <text:p>49.591.401<text:s/></text:p>
          </table:table-cell>
          <table:table-cell office:value-type="float" office:value="24226413.370000001" table:style-name="ce17">
            <text:p>24.226.413<text:s/></text:p>
          </table:table-cell>
          <table:table-cell office:value-type="float" office:value="5552.26" table:style-name="ce17">
            <text:p>5.552<text:s/></text:p>
          </table:table-cell>
          <table:table-cell office:value-type="float" office:value="219810677.28" table:style-name="ce17">
            <text:p>219.810.67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28373985.53999996" table:style-name="ce18">
            <text:p>428.373.9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38442.660000000003" table:style-name="ce17">
            <text:p>38.443<text:s/></text:p>
          </table:table-cell>
          <table:table-cell office:value-type="float" office:value="7389287.7400000002" table:style-name="ce17">
            <text:p>7.389.288<text:s/></text:p>
          </table:table-cell>
          <table:table-cell office:value-type="float" office:value="346.33" table:style-name="ce17">
            <text:p>346<text:s/></text:p>
          </table:table-cell>
          <table:table-cell office:value-type="float" office:value="31788887.510000002" table:style-name="ce17">
            <text:p>31.788.888<text:s/></text:p>
          </table:table-cell>
          <table:table-cell office:value-type="float" office:value="14830253.039999999" table:style-name="ce17">
            <text:p>14.830.253<text:s/></text:p>
          </table:table-cell>
          <table:table-cell office:value-type="float" office:value="768201.16" table:style-name="ce17">
            <text:p>768.201<text:s/></text:p>
          </table:table-cell>
          <table:table-cell office:value-type="float" office:value="105401989.68000001" table:style-name="ce17">
            <text:p>105.401.990<text:s/></text:p>
          </table:table-cell>
          <table:table-cell office:value-type="float" office:value="4118359.11" table:style-name="ce17">
            <text:p>4.118.359<text:s/></text:p>
          </table:table-cell>
          <table:table-cell office:value-type="float" office:value="154088.6" table:style-name="ce17">
            <text:p>154.089<text:s/></text:p>
          </table:table-cell>
          <table:table-cell office:value-type="float" office:value="46649726.240000002" table:style-name="ce17">
            <text:p>46.649.726<text:s/></text:p>
          </table:table-cell>
          <table:table-cell office:value-type="float" office:value="132328.92000000001" table:style-name="ce17">
            <text:p>132.329<text:s/></text:p>
          </table:table-cell>
          <table:table-cell office:value-type="float" office:value="1806339.1" table:style-name="ce17">
            <text:p>1.806.339<text:s/></text:p>
          </table:table-cell>
          <table:table-cell office:value-type="float" office:value="3754451.68" table:style-name="ce17">
            <text:p>3.754.452<text:s/></text:p>
          </table:table-cell>
          <table:table-cell office:value-type="float" office:value="1868905.73" table:style-name="ce17">
            <text:p>1.868.906<text:s/></text:p>
          </table:table-cell>
          <table:table-cell office:value-type="float" office:value="43295775.450000003" table:style-name="ce17">
            <text:p>43.295.775<text:s/></text:p>
          </table:table-cell>
          <table:table-cell office:value-type="float" office:value="2358.67" table:style-name="ce17">
            <text:p>2.359<text:s/></text:p>
          </table:table-cell>
          <table:table-cell office:value-type="float" office:value="145592238.71000001" table:style-name="ce17">
            <text:p>145.592.239<text:s/></text:p>
          </table:table-cell>
          <table:table-cell office:value-type="float" office:value="102665694.48" table:style-name="ce17">
            <text:p>102.665.694<text:s/></text:p>
          </table:table-cell>
          <table:table-cell office:value-type="float" office:value="450800.91" table:style-name="ce17">
            <text:p>450.80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626.41" table:style-name="ce17">
            <text:p>17.626<text:s/></text:p>
          </table:table-cell>
          <table:table-cell office:value-type="float" office:value="123850840.02" table:style-name="ce17">
            <text:p>123.850.840<text:s/></text:p>
          </table:table-cell>
          <table:table-cell office:value-type="float" office:value="217108341.00999999" table:style-name="ce17">
            <text:p>217.108.341<text:s/></text:p>
          </table:table-cell>
          <table:table-cell office:value-type="float" office:value="29536.49" table:style-name="ce17">
            <text:p>29.536<text:s/></text:p>
          </table:table-cell>
          <table:table-cell office:value-type="float" office:value="674185180.28999996" table:style-name="ce17">
            <text:p>674.185.1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25899999.9400001" table:style-name="ce18">
            <text:p>1.525.900.0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1862.879999999997" table:style-name="ce17">
            <text:p>21.863<text:s/></text:p>
          </table:table-cell>
          <table:table-cell office:value-type="float" office:value="9147952.9800000004" table:style-name="ce17">
            <text:p>9.147.953<text:s/></text:p>
          </table:table-cell>
          <table:table-cell office:value-type="float" office:value="1526633.89" table:style-name="ce17">
            <text:p>1.526.634<text:s/></text:p>
          </table:table-cell>
          <table:table-cell office:value-type="float" office:value="190597.42" table:style-name="ce17">
            <text:p>190.597<text:s/></text:p>
          </table:table-cell>
          <table:table-cell office:value-type="float" office:value="68888161.140000001" table:style-name="ce17">
            <text:p>68.888.161<text:s/></text:p>
          </table:table-cell>
          <table:table-cell office:value-type="float" office:value="12768003.780000001" table:style-name="ce17">
            <text:p>12.768.004<text:s/></text:p>
          </table:table-cell>
          <table:table-cell office:value-type="float" office:value="4693265.3100000005" table:style-name="ce17">
            <text:p>4.693.265<text:s/></text:p>
          </table:table-cell>
          <table:table-cell office:value-type="float" office:value="45961686.93" table:style-name="ce17">
            <text:p>45.961.687<text:s/></text:p>
          </table:table-cell>
          <table:table-cell office:value-type="float" office:value="24102509.550000001" table:style-name="ce17">
            <text:p>24.102.510<text:s/></text:p>
          </table:table-cell>
          <table:table-cell office:value-type="float" office:value="699957.6100000001" table:style-name="ce17">
            <text:p>699.958<text:s/></text:p>
          </table:table-cell>
          <table:table-cell office:value-type="float" office:value="145046151.94999999" table:style-name="ce17">
            <text:p>145.046.152<text:s/></text:p>
          </table:table-cell>
          <table:table-cell office:value-type="float" office:value="7658924.1899999995" table:style-name="ce17">
            <text:p>7.658.924<text:s/></text:p>
          </table:table-cell>
          <table:table-cell office:value-type="float" office:value="3725781.84" table:style-name="ce17">
            <text:p>3.725.782<text:s/></text:p>
          </table:table-cell>
          <table:table-cell office:value-type="float" office:value="4745576.1100000003" table:style-name="ce17">
            <text:p>4.745.576<text:s/></text:p>
          </table:table-cell>
          <table:table-cell office:value-type="float" office:value="3911028.8500000006" table:style-name="ce17">
            <text:p>3.911.029<text:s/></text:p>
          </table:table-cell>
          <table:table-cell office:value-type="float" office:value="42122596.299999997" table:style-name="ce17">
            <text:p>42.122.596<text:s/></text:p>
          </table:table-cell>
          <table:table-cell office:value-type="float" office:value="1828863.54" table:style-name="ce17">
            <text:p>1.828.864<text:s/></text:p>
          </table:table-cell>
          <table:table-cell office:value-type="float" office:value="147381163.66" table:style-name="ce17">
            <text:p>147.381.164<text:s/></text:p>
          </table:table-cell>
          <table:table-cell office:value-type="float" office:value="110960733.01000001" table:style-name="ce17">
            <text:p>110.960.733<text:s/></text:p>
          </table:table-cell>
          <table:table-cell office:value-type="float" office:value="2705573.9400000004" table:style-name="ce17">
            <text:p>2.705.574<text:s/></text:p>
          </table:table-cell>
          <table:table-cell office:value-type="float" office:value="3711586.2899999996" table:style-name="ce17">
            <text:p>3.711.586<text:s/></text:p>
          </table:table-cell>
          <table:table-cell office:value-type="float" office:value="20793.07" table:style-name="ce17">
            <text:p>20.793<text:s/></text:p>
          </table:table-cell>
          <table:table-cell office:value-type="float" office:value="179824960.96000001" table:style-name="ce17">
            <text:p>179.824.961<text:s/></text:p>
          </table:table-cell>
          <table:table-cell office:value-type="float" office:value="168075357.67999998" table:style-name="ce17">
            <text:p>168.075.358<text:s/></text:p>
          </table:table-cell>
          <table:table-cell office:value-type="float" office:value="5301013.67" table:style-name="ce17">
            <text:p>5.301.014<text:s/></text:p>
          </table:table-cell>
          <table:table-cell office:value-type="float" office:value="1067186707.13" table:style-name="ce17">
            <text:p>1.067.186.707<text:s/></text:p>
          </table:table-cell>
          <table:table-cell office:value-type="float" office:value="1939816.55" table:style-name="ce17">
            <text:p>1.939.817<text:s/></text:p>
          </table:table-cell>
          <table:table-cell office:value-type="float" office:value="2064147260.23" table:style-name="ce18">
            <text:p>2.064.147.2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9594800.940000001" table:style-name="ce17">
            <text:p>29.594.801<text:s/></text:p>
          </table:table-cell>
          <table:table-cell office:value-type="float" office:value="147886614.27000001" table:style-name="ce17">
            <text:p>147.886.614<text:s/></text:p>
          </table:table-cell>
          <table:table-cell office:value-type="float" office:value="362919862.10000002" table:style-name="ce17">
            <text:p>362.919.862<text:s/></text:p>
          </table:table-cell>
          <table:table-cell office:value-type="float" office:value="25022700.600000001" table:style-name="ce17">
            <text:p>25.022.701<text:s/></text:p>
          </table:table-cell>
          <table:table-cell office:value-type="float" office:value="755481541.23000002" table:style-name="ce17">
            <text:p>755.481.541<text:s/></text:p>
          </table:table-cell>
          <table:table-cell office:value-type="float" office:value="637021418.44000006" table:style-name="ce17">
            <text:p>637.021.418<text:s/></text:p>
          </table:table-cell>
          <table:table-cell office:value-type="float" office:value="4483093261.4299994" table:style-name="ce17">
            <text:p>4.483.093.261<text:s/></text:p>
          </table:table-cell>
          <table:table-cell office:value-type="float" office:value="482674590.24000001" table:style-name="ce17">
            <text:p>482.674.590<text:s/></text:p>
          </table:table-cell>
          <table:table-cell office:value-type="float" office:value="604210316.50999999" table:style-name="ce17">
            <text:p>604.210.317<text:s/></text:p>
          </table:table-cell>
          <table:table-cell office:value-type="float" office:value="177872637.56999999" table:style-name="ce17">
            <text:p>177.872.638<text:s/></text:p>
          </table:table-cell>
          <table:table-cell office:value-type="float" office:value="2836347930.9499998" table:style-name="ce17">
            <text:p>2.836.347.931<text:s/></text:p>
          </table:table-cell>
          <table:table-cell office:value-type="float" office:value="322733576.43000001" table:style-name="ce17">
            <text:p>322.733.576<text:s/></text:p>
          </table:table-cell>
          <table:table-cell office:value-type="float" office:value="383008824.76999998" table:style-name="ce17">
            <text:p>383.008.825<text:s/></text:p>
          </table:table-cell>
          <table:table-cell office:value-type="float" office:value="296237458.63999999" table:style-name="ce17">
            <text:p>296.237.459<text:s/></text:p>
          </table:table-cell>
          <table:table-cell office:value-type="float" office:value="215577161.75999999" table:style-name="ce17">
            <text:p>215.577.162<text:s/></text:p>
          </table:table-cell>
          <table:table-cell office:value-type="float" office:value="604188022.88999999" table:style-name="ce17">
            <text:p>604.188.023<text:s/></text:p>
          </table:table-cell>
          <table:table-cell office:value-type="float" office:value="170824643.94" table:style-name="ce17">
            <text:p>170.824.644<text:s/></text:p>
          </table:table-cell>
          <table:table-cell office:value-type="float" office:value="1978447133.9300001" table:style-name="ce17">
            <text:p>1.978.447.134<text:s/></text:p>
          </table:table-cell>
          <table:table-cell office:value-type="float" office:value="6386542042.0900002" table:style-name="ce17">
            <text:p>6.386.542.042<text:s/></text:p>
          </table:table-cell>
          <table:table-cell office:value-type="float" office:value="206536618.5" table:style-name="ce17">
            <text:p>206.536.619<text:s/></text:p>
          </table:table-cell>
          <table:table-cell office:value-type="float" office:value="94830780.340000004" table:style-name="ce17">
            <text:p>94.830.780<text:s/></text:p>
          </table:table-cell>
          <table:table-cell office:value-type="float" office:value="29681517.140000001" table:style-name="ce17">
            <text:p>29.681.517<text:s/></text:p>
          </table:table-cell>
          <table:table-cell office:value-type="float" office:value="2337018603" table:style-name="ce17">
            <text:p>2.337.018.603<text:s/></text:p>
          </table:table-cell>
          <table:table-cell office:value-type="float" office:value="1268552602.1900001" table:style-name="ce17">
            <text:p>1.268.552.602<text:s/></text:p>
          </table:table-cell>
          <table:table-cell office:value-type="float" office:value="142241058.56999999" table:style-name="ce17">
            <text:p>142.241.059<text:s/></text:p>
          </table:table-cell>
          <table:table-cell office:value-type="float" office:value="18274791366.66" table:style-name="ce17">
            <text:p>18.274.791.367<text:s/></text:p>
          </table:table-cell>
          <table:table-cell office:value-type="float" office:value="62187998.549999997" table:style-name="ce17">
            <text:p>62.187.999<text:s/></text:p>
          </table:table-cell>
          <table:table-cell office:value-type="float" office:value="43315525083.68" table:style-name="ce18">
            <text:p>43.315.525.0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1307407.67" table:style-name="ce17">
            <text:p>11.307.408<text:s/></text:p>
          </table:table-cell>
          <table:table-cell office:value-type="float" office:value="66044597.200000003" table:style-name="ce17">
            <text:p>66.044.597<text:s/></text:p>
          </table:table-cell>
          <table:table-cell office:value-type="float" office:value="47959084.200000003" table:style-name="ce17">
            <text:p>47.959.084<text:s/></text:p>
          </table:table-cell>
          <table:table-cell office:value-type="float" office:value="7412526.71" table:style-name="ce17">
            <text:p>7.412.527<text:s/></text:p>
          </table:table-cell>
          <table:table-cell office:value-type="float" office:value="219580419.36000001" table:style-name="ce17">
            <text:p>219.580.419<text:s/></text:p>
          </table:table-cell>
          <table:table-cell office:value-type="float" office:value="146182794.44999999" table:style-name="ce17">
            <text:p>146.182.794<text:s/></text:p>
          </table:table-cell>
          <table:table-cell office:value-type="float" office:value="262969342.03999999" table:style-name="ce17">
            <text:p>262.969.342<text:s/></text:p>
          </table:table-cell>
          <table:table-cell office:value-type="float" office:value="138286515.52000001" table:style-name="ce17">
            <text:p>138.286.516<text:s/></text:p>
          </table:table-cell>
          <table:table-cell office:value-type="float" office:value="234230250.94" table:style-name="ce17">
            <text:p>234.230.251<text:s/></text:p>
          </table:table-cell>
          <table:table-cell office:value-type="float" office:value="61087150.899999999" table:style-name="ce17">
            <text:p>61.087.151<text:s/></text:p>
          </table:table-cell>
          <table:table-cell office:value-type="float" office:value="864775378.55999994" table:style-name="ce17">
            <text:p>864.775.379<text:s/></text:p>
          </table:table-cell>
          <table:table-cell office:value-type="float" office:value="149665960.83000001" table:style-name="ce17">
            <text:p>149.665.961<text:s/></text:p>
          </table:table-cell>
          <table:table-cell office:value-type="float" office:value="157106573.13999999" table:style-name="ce17">
            <text:p>157.106.573<text:s/></text:p>
          </table:table-cell>
          <table:table-cell office:value-type="float" office:value="79933972.439999998" table:style-name="ce17">
            <text:p>79.933.972<text:s/></text:p>
          </table:table-cell>
          <table:table-cell office:value-type="float" office:value="89810530.620000005" table:style-name="ce17">
            <text:p>89.810.531<text:s/></text:p>
          </table:table-cell>
          <table:table-cell office:value-type="float" office:value="185521382.44" table:style-name="ce17">
            <text:p>185.521.382<text:s/></text:p>
          </table:table-cell>
          <table:table-cell office:value-type="float" office:value="59533870.299999997" table:style-name="ce17">
            <text:p>59.533.870<text:s/></text:p>
          </table:table-cell>
          <table:table-cell office:value-type="float" office:value="695339763.60000002" table:style-name="ce17">
            <text:p>695.339.764<text:s/></text:p>
          </table:table-cell>
          <table:table-cell office:value-type="float" office:value="1206557778.4300001" table:style-name="ce17">
            <text:p>1.206.557.778<text:s/></text:p>
          </table:table-cell>
          <table:table-cell office:value-type="float" office:value="76224745.049999997" table:style-name="ce17">
            <text:p>76.224.745<text:s/></text:p>
          </table:table-cell>
          <table:table-cell office:value-type="float" office:value="40124087.270000003" table:style-name="ce17">
            <text:p>40.124.087<text:s/></text:p>
          </table:table-cell>
          <table:table-cell office:value-type="float" office:value="12446546.35" table:style-name="ce17">
            <text:p>12.446.546<text:s/></text:p>
          </table:table-cell>
          <table:table-cell office:value-type="float" office:value="802273041.30999994" table:style-name="ce17">
            <text:p>802.273.041<text:s/></text:p>
          </table:table-cell>
          <table:table-cell office:value-type="float" office:value="370887940.01999998" table:style-name="ce17">
            <text:p>370.887.940<text:s/></text:p>
          </table:table-cell>
          <table:table-cell office:value-type="float" office:value="68997642.379999995" table:style-name="ce17">
            <text:p>68.997.642<text:s/></text:p>
          </table:table-cell>
          <table:table-cell office:value-type="float" office:value="3459117026.8400002" table:style-name="ce17">
            <text:p>3.459.117.027<text:s/></text:p>
          </table:table-cell>
          <table:table-cell office:value-type="float" office:value="20746092.899999999" table:style-name="ce17">
            <text:p>20.746.093<text:s/></text:p>
          </table:table-cell>
          <table:table-cell office:value-type="float" office:value="9534122421.4700031" table:style-name="ce18">
            <text:p>9.534.122.4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9599605.3900000006" table:style-name="ce17">
            <text:p>9.599.605<text:s/></text:p>
          </table:table-cell>
          <table:table-cell office:value-type="float" office:value="44606866.350000001" table:style-name="ce17">
            <text:p>44.606.866<text:s/></text:p>
          </table:table-cell>
          <table:table-cell office:value-type="float" office:value="202375040.68000001" table:style-name="ce17">
            <text:p>202.375.041<text:s/></text:p>
          </table:table-cell>
          <table:table-cell office:value-type="float" office:value="12298289.18" table:style-name="ce17">
            <text:p>12.298.289<text:s/></text:p>
          </table:table-cell>
          <table:table-cell office:value-type="float" office:value="305098209.25" table:style-name="ce17">
            <text:p>305.098.209<text:s/></text:p>
          </table:table-cell>
          <table:table-cell office:value-type="float" office:value="305561231.23000002" table:style-name="ce17">
            <text:p>305.561.231<text:s/></text:p>
          </table:table-cell>
          <table:table-cell office:value-type="float" office:value="625122368.34000003" table:style-name="ce17">
            <text:p>625.122.368<text:s/></text:p>
          </table:table-cell>
          <table:table-cell office:value-type="float" office:value="223183318.25" table:style-name="ce17">
            <text:p>223.183.318<text:s/></text:p>
          </table:table-cell>
          <table:table-cell office:value-type="float" office:value="234543292.47999999" table:style-name="ce17">
            <text:p>234.543.292<text:s/></text:p>
          </table:table-cell>
          <table:table-cell office:value-type="float" office:value="72055600.140000001" table:style-name="ce17">
            <text:p>72.055.600<text:s/></text:p>
          </table:table-cell>
          <table:table-cell office:value-type="float" office:value="1271209747.9400001" table:style-name="ce17">
            <text:p>1.271.209.748<text:s/></text:p>
          </table:table-cell>
          <table:table-cell office:value-type="float" office:value="111768844.09" table:style-name="ce17">
            <text:p>111.768.844<text:s/></text:p>
          </table:table-cell>
          <table:table-cell office:value-type="float" office:value="141115034.90000001" table:style-name="ce17">
            <text:p>141.115.035<text:s/></text:p>
          </table:table-cell>
          <table:table-cell office:value-type="float" office:value="118395260.59" table:style-name="ce17">
            <text:p>118.395.261<text:s/></text:p>
          </table:table-cell>
          <table:table-cell office:value-type="float" office:value="66821577.740000002" table:style-name="ce17">
            <text:p>66.821.578<text:s/></text:p>
          </table:table-cell>
          <table:table-cell office:value-type="float" office:value="257483730.77000001" table:style-name="ce17">
            <text:p>257.483.731<text:s/></text:p>
          </table:table-cell>
          <table:table-cell office:value-type="float" office:value="47892701.670000002" table:style-name="ce17">
            <text:p>47.892.702<text:s/></text:p>
          </table:table-cell>
          <table:table-cell office:value-type="float" office:value="830730058.20000005" table:style-name="ce17">
            <text:p>830.730.058<text:s/></text:p>
          </table:table-cell>
          <table:table-cell office:value-type="float" office:value="2741900469.7199998" table:style-name="ce17">
            <text:p>2.741.900.470<text:s/></text:p>
          </table:table-cell>
          <table:table-cell office:value-type="float" office:value="77050719.920000002" table:style-name="ce17">
            <text:p>77.050.720<text:s/></text:p>
          </table:table-cell>
          <table:table-cell office:value-type="float" office:value="32439660.93" table:style-name="ce17">
            <text:p>32.439.661<text:s/></text:p>
          </table:table-cell>
          <table:table-cell office:value-type="float" office:value="10927772.34" table:style-name="ce17">
            <text:p>10.927.772<text:s/></text:p>
          </table:table-cell>
          <table:table-cell office:value-type="float" office:value="895639028.75" table:style-name="ce17">
            <text:p>895.639.029<text:s/></text:p>
          </table:table-cell>
          <table:table-cell office:value-type="float" office:value="608553873.34000003" table:style-name="ce17">
            <text:p>608.553.873<text:s/></text:p>
          </table:table-cell>
          <table:table-cell office:value-type="float" office:value="42187039.479999997" table:style-name="ce17">
            <text:p>42.187.039<text:s/></text:p>
          </table:table-cell>
          <table:table-cell office:value-type="float" office:value="6441947041.5699997" table:style-name="ce17">
            <text:p>6.441.947.042<text:s/></text:p>
          </table:table-cell>
          <table:table-cell office:value-type="float" office:value="26375773.920000002" table:style-name="ce17">
            <text:p>26.375.774<text:s/></text:p>
          </table:table-cell>
          <table:table-cell office:value-type="float" office:value="15756882157.16" table:style-name="ce18">
            <text:p>15.756.882.1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2769.5" table:style-name="ce17">
            <text:p>2.770<text:s/></text:p>
          </table:table-cell>
          <table:table-cell office:value-type="float" office:value="11402.51" table:style-name="ce17">
            <text:p>11.403<text:s/></text:p>
          </table:table-cell>
          <table:table-cell office:value-type="float" office:value="252898.71" table:style-name="ce17">
            <text:p>252.89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42187.93" table:style-name="ce17">
            <text:p>1.242.188<text:s/></text:p>
          </table:table-cell>
          <table:table-cell office:value-type="float" office:value="16651904.779999999" table:style-name="ce17">
            <text:p>16.651.905<text:s/></text:p>
          </table:table-cell>
          <table:table-cell office:value-type="float" office:value="165059458.19" table:style-name="ce17">
            <text:p>165.059.458<text:s/></text:p>
          </table:table-cell>
          <table:table-cell office:value-type="float" office:value="8634243.4700000007" table:style-name="ce17">
            <text:p>8.634.243<text:s/></text:p>
          </table:table-cell>
          <table:table-cell office:value-type="float" office:value="439987.82" table:style-name="ce17">
            <text:p>439.988<text:s/></text:p>
          </table:table-cell>
          <table:table-cell office:value-type="float" office:value="25126.99" table:style-name="ce17">
            <text:p>25.127<text:s/></text:p>
          </table:table-cell>
          <table:table-cell office:value-type="float" office:value="25195816.73" table:style-name="ce17">
            <text:p>25.195.817<text:s/></text:p>
          </table:table-cell>
          <table:table-cell office:value-type="float" office:value="223256.18" table:style-name="ce17">
            <text:p>223.256<text:s/></text:p>
          </table:table-cell>
          <table:table-cell office:value-type="float" office:value="814452.35" table:style-name="ce17">
            <text:p>814.452<text:s/></text:p>
          </table:table-cell>
          <table:table-cell office:value-type="float" office:value="16193365.43" table:style-name="ce17">
            <text:p>16.193.365<text:s/></text:p>
          </table:table-cell>
          <table:table-cell office:value-type="float" office:value="17284.63" table:style-name="ce17">
            <text:p>17.285<text:s/></text:p>
          </table:table-cell>
          <table:table-cell office:value-type="float" office:value="8636356.0700000003" table:style-name="ce17">
            <text:p>8.636.356<text:s/></text:p>
          </table:table-cell>
          <table:table-cell office:value-type="float" office:value="3830.67" table:style-name="ce17">
            <text:p>3.831<text:s/></text:p>
          </table:table-cell>
          <table:table-cell office:value-type="float" office:value="19594777.699999999" table:style-name="ce17">
            <text:p>19.594.778<text:s/></text:p>
          </table:table-cell>
          <table:table-cell office:value-type="float" office:value="262775937.43000001" table:style-name="ce17">
            <text:p>262.775.937<text:s/></text:p>
          </table:table-cell>
          <table:table-cell office:value-type="float" office:value="117754.11" table:style-name="ce17">
            <text:p>117.754<text:s/></text:p>
          </table:table-cell>
          <table:table-cell office:value-type="float" office:value="299151.38" table:style-name="ce17">
            <text:p>299.151<text:s/></text:p>
          </table:table-cell>
          <table:table-cell office:value-type="float" office:value="1008.33" table:style-name="ce17">
            <text:p>1.008<text:s/></text:p>
          </table:table-cell>
          <table:table-cell office:value-type="float" office:value="22733531.27" table:style-name="ce17">
            <text:p>22.733.531<text:s/></text:p>
          </table:table-cell>
          <table:table-cell office:value-type="float" office:value="1710346.36" table:style-name="ce17">
            <text:p>1.710.346<text:s/></text:p>
          </table:table-cell>
          <table:table-cell office:value-type="float" office:value="2845855.84" table:style-name="ce17">
            <text:p>2.845.856<text:s/></text:p>
          </table:table-cell>
          <table:table-cell office:value-type="float" office:value="576295287.59000003" table:style-name="ce17">
            <text:p>576.295.2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29777991.97" table:style-name="ce18">
            <text:p>1.129.777.9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9596835.8900000006" table:style-name="ce17">
            <text:p>9.596.836<text:s/></text:p>
          </table:table-cell>
          <table:table-cell office:value-type="float" office:value="44595463.839999996" table:style-name="ce17">
            <text:p>44.595.464<text:s/></text:p>
          </table:table-cell>
          <table:table-cell office:value-type="float" office:value="202122141.97" table:style-name="ce17">
            <text:p>202.122.142<text:s/></text:p>
          </table:table-cell>
          <table:table-cell office:value-type="float" office:value="12298289.18" table:style-name="ce17">
            <text:p>12.298.289<text:s/></text:p>
          </table:table-cell>
          <table:table-cell office:value-type="float" office:value="303856021.32000005" table:style-name="ce17">
            <text:p>303.856.021<text:s/></text:p>
          </table:table-cell>
          <table:table-cell office:value-type="float" office:value="288909326.44999999" table:style-name="ce17">
            <text:p>288.909.326<text:s/></text:p>
          </table:table-cell>
          <table:table-cell office:value-type="float" office:value="460062910.14999998" table:style-name="ce17">
            <text:p>460.062.910<text:s/></text:p>
          </table:table-cell>
          <table:table-cell office:value-type="float" office:value="214549074.78000003" table:style-name="ce17">
            <text:p>214.549.075<text:s/></text:p>
          </table:table-cell>
          <table:table-cell office:value-type="float" office:value="234103304.66" table:style-name="ce17">
            <text:p>234.103.305<text:s/></text:p>
          </table:table-cell>
          <table:table-cell office:value-type="float" office:value="72030473.150000006" table:style-name="ce17">
            <text:p>72.030.473<text:s/></text:p>
          </table:table-cell>
          <table:table-cell office:value-type="float" office:value="1246013931.2100003" table:style-name="ce17">
            <text:p>1.246.013.931<text:s/></text:p>
          </table:table-cell>
          <table:table-cell office:value-type="float" office:value="111545587.90999998" table:style-name="ce17">
            <text:p>111.545.588<text:s/></text:p>
          </table:table-cell>
          <table:table-cell office:value-type="float" office:value="140300582.55000001" table:style-name="ce17">
            <text:p>140.300.583<text:s/></text:p>
          </table:table-cell>
          <table:table-cell office:value-type="float" office:value="102201895.16000001" table:style-name="ce17">
            <text:p>102.201.895<text:s/></text:p>
          </table:table-cell>
          <table:table-cell office:value-type="float" office:value="66804293.109999999" table:style-name="ce17">
            <text:p>66.804.293<text:s/></text:p>
          </table:table-cell>
          <table:table-cell office:value-type="float" office:value="248847374.69999999" table:style-name="ce17">
            <text:p>248.847.375<text:s/></text:p>
          </table:table-cell>
          <table:table-cell office:value-type="float" office:value="47888871" table:style-name="ce17">
            <text:p>47.888.871<text:s/></text:p>
          </table:table-cell>
          <table:table-cell office:value-type="float" office:value="811135280.49999988" table:style-name="ce17">
            <text:p>811.135.281<text:s/></text:p>
          </table:table-cell>
          <table:table-cell office:value-type="float" office:value="2479124532.29" table:style-name="ce17">
            <text:p>2.479.124.532<text:s/></text:p>
          </table:table-cell>
          <table:table-cell office:value-type="float" office:value="76932965.810000002" table:style-name="ce17">
            <text:p>76.932.966<text:s/></text:p>
          </table:table-cell>
          <table:table-cell office:value-type="float" office:value="32140509.550000001" table:style-name="ce17">
            <text:p>32.140.510<text:s/></text:p>
          </table:table-cell>
          <table:table-cell office:value-type="float" office:value="10926764.010000002" table:style-name="ce17">
            <text:p>10.926.764<text:s/></text:p>
          </table:table-cell>
          <table:table-cell office:value-type="float" office:value="872905497.48000002" table:style-name="ce17">
            <text:p>872.905.497<text:s/></text:p>
          </table:table-cell>
          <table:table-cell office:value-type="float" office:value="606843526.98000002" table:style-name="ce17">
            <text:p>606.843.527<text:s/></text:p>
          </table:table-cell>
          <table:table-cell office:value-type="float" office:value="39341183.640000001" table:style-name="ce17">
            <text:p>39.341.184<text:s/></text:p>
          </table:table-cell>
          <table:table-cell office:value-type="float" office:value="5865651753.9800005" table:style-name="ce17">
            <text:p>5.865.651.754<text:s/></text:p>
          </table:table-cell>
          <table:table-cell office:value-type="float" office:value="26375773.920000002" table:style-name="ce17">
            <text:p>26.375.774<text:s/></text:p>
          </table:table-cell>
          <table:table-cell office:value-type="float" office:value="14627104165.190001" table:style-name="ce18">
            <text:p>14.627.104.1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687787.8800000008" table:style-name="ce17">
            <text:p>8.687.788<text:s/></text:p>
          </table:table-cell>
          <table:table-cell office:value-type="float" office:value="37235150.719999999" table:style-name="ce17">
            <text:p>37.235.151<text:s/></text:p>
          </table:table-cell>
          <table:table-cell office:value-type="float" office:value="112585737.22" table:style-name="ce17">
            <text:p>112.585.737<text:s/></text:p>
          </table:table-cell>
          <table:table-cell office:value-type="float" office:value="5311884.71" table:style-name="ce17">
            <text:p>5.311.885<text:s/></text:p>
          </table:table-cell>
          <table:table-cell office:value-type="float" office:value="230802912.62" table:style-name="ce17">
            <text:p>230.802.913<text:s/></text:p>
          </table:table-cell>
          <table:table-cell office:value-type="float" office:value="185277392.75999999" table:style-name="ce17">
            <text:p>185.277.393<text:s/></text:p>
          </table:table-cell>
          <table:table-cell office:value-type="float" office:value="3595001551.0500002" table:style-name="ce17">
            <text:p>3.595.001.551<text:s/></text:p>
          </table:table-cell>
          <table:table-cell office:value-type="float" office:value="121204756.47" table:style-name="ce17">
            <text:p>121.204.756<text:s/></text:p>
          </table:table-cell>
          <table:table-cell office:value-type="float" office:value="135436773.09" table:style-name="ce17">
            <text:p>135.436.773<text:s/></text:p>
          </table:table-cell>
          <table:table-cell office:value-type="float" office:value="44729886.530000001" table:style-name="ce17">
            <text:p>44.729.887<text:s/></text:p>
          </table:table-cell>
          <table:table-cell office:value-type="float" office:value="700362804.45000005" table:style-name="ce17">
            <text:p>700.362.804<text:s/></text:p>
          </table:table-cell>
          <table:table-cell office:value-type="float" office:value="61298771.509999998" table:style-name="ce17">
            <text:p>61.298.772<text:s/></text:p>
          </table:table-cell>
          <table:table-cell office:value-type="float" office:value="84787216.730000004" table:style-name="ce17">
            <text:p>84.787.217<text:s/></text:p>
          </table:table-cell>
          <table:table-cell office:value-type="float" office:value="97908225.609999999" table:style-name="ce17">
            <text:p>97.908.226<text:s/></text:p>
          </table:table-cell>
          <table:table-cell office:value-type="float" office:value="58945053.399999999" table:style-name="ce17">
            <text:p>58.945.053<text:s/></text:p>
          </table:table-cell>
          <table:table-cell office:value-type="float" office:value="161182909.68000001" table:style-name="ce17">
            <text:p>161.182.910<text:s/></text:p>
          </table:table-cell>
          <table:table-cell office:value-type="float" office:value="63398071.969999999" table:style-name="ce17">
            <text:p>63.398.072<text:s/></text:p>
          </table:table-cell>
          <table:table-cell office:value-type="float" office:value="452377312.13" table:style-name="ce17">
            <text:p>452.377.312<text:s/></text:p>
          </table:table-cell>
          <table:table-cell office:value-type="float" office:value="2438083793.9400001" table:style-name="ce17">
            <text:p>2.438.083.794<text:s/></text:p>
          </table:table-cell>
          <table:table-cell office:value-type="float" office:value="53261153.530000001" table:style-name="ce17">
            <text:p>53.261.154<text:s/></text:p>
          </table:table-cell>
          <table:table-cell office:value-type="float" office:value="22267032.140000001" table:style-name="ce17">
            <text:p>22.267.032<text:s/></text:p>
          </table:table-cell>
          <table:table-cell office:value-type="float" office:value="6307198.4500000002" table:style-name="ce17">
            <text:p>6.307.198<text:s/></text:p>
          </table:table-cell>
          <table:table-cell office:value-type="float" office:value="639106532.94000006" table:style-name="ce17">
            <text:p>639.106.533<text:s/></text:p>
          </table:table-cell>
          <table:table-cell office:value-type="float" office:value="289110788.82999998" table:style-name="ce17">
            <text:p>289.110.789<text:s/></text:p>
          </table:table-cell>
          <table:table-cell office:value-type="float" office:value="31056376.710000001" table:style-name="ce17">
            <text:p>31.056.377<text:s/></text:p>
          </table:table-cell>
          <table:table-cell office:value-type="float" office:value="8373727298.25" table:style-name="ce17">
            <text:p>8.373.727.298<text:s/></text:p>
          </table:table-cell>
          <table:table-cell office:value-type="float" office:value="15066131.73" table:style-name="ce17">
            <text:p>15.066.132<text:s/></text:p>
          </table:table-cell>
          <table:table-cell office:value-type="float" office:value="18024520505.049999" table:style-name="ce18">
            <text:p>18.024.520.5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789687.4400000004" table:style-name="ce17">
            <text:p>7.789.687<text:s/></text:p>
          </table:table-cell>
          <table:table-cell office:value-type="float" office:value="31337697.93" table:style-name="ce17">
            <text:p>31.337.698<text:s/></text:p>
          </table:table-cell>
          <table:table-cell office:value-type="float" office:value="84744249.359999999" table:style-name="ce17">
            <text:p>84.744.249<text:s/></text:p>
          </table:table-cell>
          <table:table-cell office:value-type="float" office:value="4850351.59" table:style-name="ce17">
            <text:p>4.850.352<text:s/></text:p>
          </table:table-cell>
          <table:table-cell office:value-type="float" office:value="193825825.93000001" table:style-name="ce17">
            <text:p>193.825.826<text:s/></text:p>
          </table:table-cell>
          <table:table-cell office:value-type="float" office:value="144058927.81999999" table:style-name="ce17">
            <text:p>144.058.928<text:s/></text:p>
          </table:table-cell>
          <table:table-cell office:value-type="float" office:value="2909515448.3600001" table:style-name="ce17">
            <text:p>2.909.515.448<text:s/></text:p>
          </table:table-cell>
          <table:table-cell office:value-type="float" office:value="86089712.109999999" table:style-name="ce17">
            <text:p>86.089.712<text:s/></text:p>
          </table:table-cell>
          <table:table-cell office:value-type="float" office:value="111265242.81999999" table:style-name="ce17">
            <text:p>111.265.243<text:s/></text:p>
          </table:table-cell>
          <table:table-cell office:value-type="float" office:value="39962994.859999999" table:style-name="ce17">
            <text:p>39.962.995<text:s/></text:p>
          </table:table-cell>
          <table:table-cell office:value-type="float" office:value="499581369.85000002" table:style-name="ce17">
            <text:p>499.581.370<text:s/></text:p>
          </table:table-cell>
          <table:table-cell office:value-type="float" office:value="48996236.289999999" table:style-name="ce17">
            <text:p>48.996.236<text:s/></text:p>
          </table:table-cell>
          <table:table-cell office:value-type="float" office:value="67566462.75" table:style-name="ce17">
            <text:p>67.566.463<text:s/></text:p>
          </table:table-cell>
          <table:table-cell office:value-type="float" office:value="84572440.969999999" table:style-name="ce17">
            <text:p>84.572.441<text:s/></text:p>
          </table:table-cell>
          <table:table-cell office:value-type="float" office:value="54136667.439999998" table:style-name="ce17">
            <text:p>54.136.667<text:s/></text:p>
          </table:table-cell>
          <table:table-cell office:value-type="float" office:value="133610280.20999999" table:style-name="ce17">
            <text:p>133.610.280<text:s/></text:p>
          </table:table-cell>
          <table:table-cell office:value-type="float" office:value="24120272.210000001" table:style-name="ce17">
            <text:p>24.120.272<text:s/></text:p>
          </table:table-cell>
          <table:table-cell office:value-type="float" office:value="330044073.48000002" table:style-name="ce17">
            <text:p>330.044.073<text:s/></text:p>
          </table:table-cell>
          <table:table-cell office:value-type="float" office:value="1182693176.3299999" table:style-name="ce17">
            <text:p>1.182.693.176<text:s/></text:p>
          </table:table-cell>
          <table:table-cell office:value-type="float" office:value="46937612.960000001" table:style-name="ce17">
            <text:p>46.937.613<text:s/></text:p>
          </table:table-cell>
          <table:table-cell office:value-type="float" office:value="19551963.649999999" table:style-name="ce17">
            <text:p>19.551.964<text:s/></text:p>
          </table:table-cell>
          <table:table-cell office:value-type="float" office:value="5705749.1699999999" table:style-name="ce17">
            <text:p>5.705.749<text:s/></text:p>
          </table:table-cell>
          <table:table-cell office:value-type="float" office:value="435622654.52999997" table:style-name="ce17">
            <text:p>435.622.655<text:s/></text:p>
          </table:table-cell>
          <table:table-cell office:value-type="float" office:value="208660271.27000001" table:style-name="ce17">
            <text:p>208.660.271<text:s/></text:p>
          </table:table-cell>
          <table:table-cell office:value-type="float" office:value="25743775.260000002" table:style-name="ce17">
            <text:p>25.743.775<text:s/></text:p>
          </table:table-cell>
          <table:table-cell office:value-type="float" office:value="4590329176.5200005" table:style-name="ce17">
            <text:p>4.590.329.177<text:s/></text:p>
          </table:table-cell>
          <table:table-cell office:value-type="float" office:value="12803715.720000001" table:style-name="ce17">
            <text:p>12.803.716<text:s/></text:p>
          </table:table-cell>
          <table:table-cell office:value-type="float" office:value="11384116036.83" table:style-name="ce18">
            <text:p>11.384.116.0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97264.94" table:style-name="ce17">
            <text:p>297.265<text:s/></text:p>
          </table:table-cell>
          <table:table-cell office:value-type="float" office:value="3828209.15" table:style-name="ce17">
            <text:p>3.828.209<text:s/></text:p>
          </table:table-cell>
          <table:table-cell office:value-type="float" office:value="5407175.2400000002" table:style-name="ce17">
            <text:p>5.407.175<text:s/></text:p>
          </table:table-cell>
          <table:table-cell office:value-type="float" office:value="88035.82" table:style-name="ce17">
            <text:p>88.036<text:s/></text:p>
          </table:table-cell>
          <table:table-cell office:value-type="float" office:value="11026617.390000001" table:style-name="ce17">
            <text:p>11.026.617<text:s/></text:p>
          </table:table-cell>
          <table:table-cell office:value-type="float" office:value="15148636.199999999" table:style-name="ce17">
            <text:p>15.148.636<text:s/></text:p>
          </table:table-cell>
          <table:table-cell office:value-type="float" office:value="310167690.61000001" table:style-name="ce17">
            <text:p>310.167.691<text:s/></text:p>
          </table:table-cell>
          <table:table-cell office:value-type="float" office:value="12151111.82" table:style-name="ce17">
            <text:p>12.151.112<text:s/></text:p>
          </table:table-cell>
          <table:table-cell office:value-type="float" office:value="9481341.5999999996" table:style-name="ce17">
            <text:p>9.481.342<text:s/></text:p>
          </table:table-cell>
          <table:table-cell office:value-type="float" office:value="1624983.58" table:style-name="ce17">
            <text:p>1.624.984<text:s/></text:p>
          </table:table-cell>
          <table:table-cell office:value-type="float" office:value="69231200.469999999" table:style-name="ce17">
            <text:p>69.231.200<text:s/></text:p>
          </table:table-cell>
          <table:table-cell office:value-type="float" office:value="5582004.1500000004" table:style-name="ce17">
            <text:p>5.582.004<text:s/></text:p>
          </table:table-cell>
          <table:table-cell office:value-type="float" office:value="5311338.5" table:style-name="ce17">
            <text:p>5.311.339<text:s/></text:p>
          </table:table-cell>
          <table:table-cell office:value-type="float" office:value="6202321.3499999996" table:style-name="ce17">
            <text:p>6.202.321<text:s/></text:p>
          </table:table-cell>
          <table:table-cell office:value-type="float" office:value="1943464.95" table:style-name="ce17">
            <text:p>1.943.465<text:s/></text:p>
          </table:table-cell>
          <table:table-cell office:value-type="float" office:value="11998579.99" table:style-name="ce17">
            <text:p>11.998.580<text:s/></text:p>
          </table:table-cell>
          <table:table-cell office:value-type="float" office:value="37021922.960000001" table:style-name="ce17">
            <text:p>37.021.923<text:s/></text:p>
          </table:table-cell>
          <table:table-cell office:value-type="float" office:value="56459911.07" table:style-name="ce17">
            <text:p>56.459.911<text:s/></text:p>
          </table:table-cell>
          <table:table-cell office:value-type="float" office:value="747890606.27999997" table:style-name="ce17">
            <text:p>747.890.606<text:s/></text:p>
          </table:table-cell>
          <table:table-cell office:value-type="float" office:value="3334033.11" table:style-name="ce17">
            <text:p>3.334.033<text:s/></text:p>
          </table:table-cell>
          <table:table-cell office:value-type="float" office:value="1673042.89" table:style-name="ce17">
            <text:p>1.673.043<text:s/></text:p>
          </table:table-cell>
          <table:table-cell office:value-type="float" office:value="271704.98" table:style-name="ce17">
            <text:p>271.705<text:s/></text:p>
          </table:table-cell>
          <table:table-cell office:value-type="float" office:value="102419799.06" table:style-name="ce17">
            <text:p>102.419.799<text:s/></text:p>
          </table:table-cell>
          <table:table-cell office:value-type="float" office:value="42472655.770000003" table:style-name="ce17">
            <text:p>42.472.656<text:s/></text:p>
          </table:table-cell>
          <table:table-cell office:value-type="float" office:value="2223453.9" table:style-name="ce17">
            <text:p>2.223.454<text:s/></text:p>
          </table:table-cell>
          <table:table-cell office:value-type="float" office:value="1770042303.8199999" table:style-name="ce17">
            <text:p>1.770.042.304<text:s/></text:p>
          </table:table-cell>
          <table:table-cell office:value-type="float" office:value="363740.11" table:style-name="ce17">
            <text:p>363.740<text:s/></text:p>
          </table:table-cell>
          <table:table-cell office:value-type="float" office:value="3233663149.7100005" table:style-name="ce18">
            <text:p>3.233.663.1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3868.37" table:style-name="ce17">
            <text:p>3.868<text:s/></text:p>
          </table:table-cell>
          <table:table-cell office:value-type="float" office:value="111535.58" table:style-name="ce17">
            <text:p>111.536<text:s/></text:p>
          </table:table-cell>
          <table:table-cell office:value-type="float" office:value="16817664.510000002" table:style-name="ce17">
            <text:p>16.817.665<text:s/></text:p>
          </table:table-cell>
          <table:table-cell office:value-type="float" office:value="16865.25" table:style-name="ce17">
            <text:p>16.865<text:s/></text:p>
          </table:table-cell>
          <table:table-cell office:value-type="float" office:value="9617502.1899999995" table:style-name="ce17">
            <text:p>9.617.502<text:s/></text:p>
          </table:table-cell>
          <table:table-cell office:value-type="float" office:value="15458699.23" table:style-name="ce17">
            <text:p>15.458.699<text:s/></text:p>
          </table:table-cell>
          <table:table-cell office:value-type="float" office:value="218510855" table:style-name="ce17">
            <text:p>218.510.855<text:s/></text:p>
          </table:table-cell>
          <table:table-cell office:value-type="float" office:value="12528176.800000001" table:style-name="ce17">
            <text:p>12.528.177<text:s/></text:p>
          </table:table-cell>
          <table:table-cell office:value-type="float" office:value="7229912.5899999999" table:style-name="ce17">
            <text:p>7.229.913<text:s/></text:p>
          </table:table-cell>
          <table:table-cell office:value-type="float" office:value="544791.80000000005" table:style-name="ce17">
            <text:p>544.792<text:s/></text:p>
          </table:table-cell>
          <table:table-cell office:value-type="float" office:value="95302394.450000003" table:style-name="ce17">
            <text:p>95.302.394<text:s/></text:p>
          </table:table-cell>
          <table:table-cell office:value-type="float" office:value="4127209.38" table:style-name="ce17">
            <text:p>4.127.209<text:s/></text:p>
          </table:table-cell>
          <table:table-cell office:value-type="float" office:value="8160461.6100000003" table:style-name="ce17">
            <text:p>8.160.462<text:s/></text:p>
          </table:table-cell>
          <table:table-cell office:value-type="float" office:value="3115569.02" table:style-name="ce17">
            <text:p>3.115.569<text:s/></text:p>
          </table:table-cell>
          <table:table-cell office:value-type="float" office:value="1127400.18" table:style-name="ce17">
            <text:p>1.127.400<text:s/></text:p>
          </table:table-cell>
          <table:table-cell office:value-type="float" office:value="5469184.5899999999" table:style-name="ce17">
            <text:p>5.469.185<text:s/></text:p>
          </table:table-cell>
          <table:table-cell office:value-type="float" office:value="280549.19" table:style-name="ce17">
            <text:p>280.549<text:s/></text:p>
          </table:table-cell>
          <table:table-cell office:value-type="float" office:value="41753857.68" table:style-name="ce17">
            <text:p>41.753.858<text:s/></text:p>
          </table:table-cell>
          <table:table-cell office:value-type="float" office:value="414012639.45999998" table:style-name="ce17">
            <text:p>414.012.639<text:s/></text:p>
          </table:table-cell>
          <table:table-cell office:value-type="float" office:value="734620.2" table:style-name="ce17">
            <text:p>734.620<text:s/></text:p>
          </table:table-cell>
          <table:table-cell office:value-type="float" office:value="113789.13" table:style-name="ce17">
            <text:p>113.789<text:s/></text:p>
          </table:table-cell>
          <table:table-cell office:value-type="float" office:value="42772.31" table:style-name="ce17">
            <text:p>42.772<text:s/></text:p>
          </table:table-cell>
          <table:table-cell office:value-type="float" office:value="53694152.43" table:style-name="ce17">
            <text:p>53.694.152<text:s/></text:p>
          </table:table-cell>
          <table:table-cell office:value-type="float" office:value="21204384.27" table:style-name="ce17">
            <text:p>21.204.384<text:s/></text:p>
          </table:table-cell>
          <table:table-cell office:value-type="float" office:value="1256792.95" table:style-name="ce17">
            <text:p>1.256.793<text:s/></text:p>
          </table:table-cell>
          <table:table-cell office:value-type="float" office:value="1549352765.73" table:style-name="ce17">
            <text:p>1.549.352.766<text:s/></text:p>
          </table:table-cell>
          <table:table-cell office:value-type="float" office:value="1159071.1200000001" table:style-name="ce17">
            <text:p>1.159.071<text:s/></text:p>
          </table:table-cell>
          <table:table-cell office:value-type="float" office:value="2481747485.0199995" table:style-name="ce18">
            <text:p>2.481.747.4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96967.13" table:style-name="ce17">
            <text:p>596.967<text:s/></text:p>
          </table:table-cell>
          <table:table-cell office:value-type="float" office:value="1957708.06" table:style-name="ce17">
            <text:p>1.957.708<text:s/></text:p>
          </table:table-cell>
          <table:table-cell office:value-type="float" office:value="5616648.1099999994" table:style-name="ce17">
            <text:p>5.616.648<text:s/></text:p>
          </table:table-cell>
          <table:table-cell office:value-type="float" office:value="356632.05" table:style-name="ce17">
            <text:p>356.632<text:s/></text:p>
          </table:table-cell>
          <table:table-cell office:value-type="float" office:value="16332967.109999999" table:style-name="ce17">
            <text:p>16.332.967<text:s/></text:p>
          </table:table-cell>
          <table:table-cell office:value-type="float" office:value="10611129.51" table:style-name="ce17">
            <text:p>10.611.130<text:s/></text:p>
          </table:table-cell>
          <table:table-cell office:value-type="float" office:value="156807557.07999998" table:style-name="ce17">
            <text:p>156.807.557<text:s/></text:p>
          </table:table-cell>
          <table:table-cell office:value-type="float" office:value="10435755.740000002" table:style-name="ce17">
            <text:p>10.435.756<text:s/></text:p>
          </table:table-cell>
          <table:table-cell office:value-type="float" office:value="7460276.0800000001" table:style-name="ce17">
            <text:p>7.460.276<text:s/></text:p>
          </table:table-cell>
          <table:table-cell office:value-type="float" office:value="2597116.29" table:style-name="ce17">
            <text:p>2.597.116<text:s/></text:p>
          </table:table-cell>
          <table:table-cell office:value-type="float" office:value="36247839.68" table:style-name="ce17">
            <text:p>36.247.840<text:s/></text:p>
          </table:table-cell>
          <table:table-cell office:value-type="float" office:value="2593321.69" table:style-name="ce17">
            <text:p>2.593.322<text:s/></text:p>
          </table:table-cell>
          <table:table-cell office:value-type="float" office:value="3748953.87" table:style-name="ce17">
            <text:p>3.748.954<text:s/></text:p>
          </table:table-cell>
          <table:table-cell office:value-type="float" office:value="4017894.27" table:style-name="ce17">
            <text:p>4.017.894<text:s/></text:p>
          </table:table-cell>
          <table:table-cell office:value-type="float" office:value="1737520.83" table:style-name="ce17">
            <text:p>1.737.521<text:s/></text:p>
          </table:table-cell>
          <table:table-cell office:value-type="float" office:value="10104864.890000001" table:style-name="ce17">
            <text:p>10.104.865<text:s/></text:p>
          </table:table-cell>
          <table:table-cell office:value-type="float" office:value="1975327.6099999999" table:style-name="ce17">
            <text:p>1.975.328<text:s/></text:p>
          </table:table-cell>
          <table:table-cell office:value-type="float" office:value="24119469.899999999" table:style-name="ce17">
            <text:p>24.119.470<text:s/></text:p>
          </table:table-cell>
          <table:table-cell office:value-type="float" office:value="93487371.870000005" table:style-name="ce17">
            <text:p>93.487.372<text:s/></text:p>
          </table:table-cell>
          <table:table-cell office:value-type="float" office:value="2254887.2600000002" table:style-name="ce17">
            <text:p>2.254.887<text:s/></text:p>
          </table:table-cell>
          <table:table-cell office:value-type="float" office:value="928236.47" table:style-name="ce17">
            <text:p>928.236<text:s/></text:p>
          </table:table-cell>
          <table:table-cell office:value-type="float" office:value="286971.99" table:style-name="ce17">
            <text:p>286.972<text:s/></text:p>
          </table:table-cell>
          <table:table-cell office:value-type="float" office:value="47369926.919999994" table:style-name="ce17">
            <text:p>47.369.927<text:s/></text:p>
          </table:table-cell>
          <table:table-cell office:value-type="float" office:value="16773477.52" table:style-name="ce17">
            <text:p>16.773.478<text:s/></text:p>
          </table:table-cell>
          <table:table-cell office:value-type="float" office:value="1832354.6" table:style-name="ce17">
            <text:p>1.832.355<text:s/></text:p>
          </table:table-cell>
          <table:table-cell office:value-type="float" office:value="464003052.18000001" table:style-name="ce17">
            <text:p>464.003.052<text:s/></text:p>
          </table:table-cell>
          <table:table-cell office:value-type="float" office:value="739604.78" table:style-name="ce17">
            <text:p>739.605<text:s/></text:p>
          </table:table-cell>
          <table:table-cell office:value-type="float" office:value="924993833.49000001" table:style-name="ce18">
            <text:p>924.993.8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24884.42" table:style-name="ce17">
            <text:p>324.884<text:s/></text:p>
          </table:table-cell>
          <table:table-cell office:value-type="float" office:value="1045019.2" table:style-name="ce17">
            <text:p>1.045.019<text:s/></text:p>
          </table:table-cell>
          <table:table-cell office:value-type="float" office:value="7644557.0499999998" table:style-name="ce17">
            <text:p>7.644.557<text:s/></text:p>
          </table:table-cell>
          <table:table-cell office:value-type="float" office:value="276112.03000000003" table:style-name="ce17">
            <text:p>276.112<text:s/></text:p>
          </table:table-cell>
          <table:table-cell office:value-type="float" office:value="4229398.5199999996" table:style-name="ce17">
            <text:p>4.229.399<text:s/></text:p>
          </table:table-cell>
          <table:table-cell office:value-type="float" office:value="3661653.72" table:style-name="ce17">
            <text:p>3.661.654<text:s/></text:p>
          </table:table-cell>
          <table:table-cell office:value-type="float" office:value="721068423.27999997" table:style-name="ce17">
            <text:p>721.068.423<text:s/></text:p>
          </table:table-cell>
          <table:table-cell office:value-type="float" office:value="12614650.43" table:style-name="ce17">
            <text:p>12.614.650<text:s/></text:p>
          </table:table-cell>
          <table:table-cell office:value-type="float" office:value="9708192.0299999993" table:style-name="ce17">
            <text:p>9.708.192<text:s/></text:p>
          </table:table-cell>
          <table:table-cell office:value-type="float" office:value="416579.72" table:style-name="ce17">
            <text:p>416.580<text:s/></text:p>
          </table:table-cell>
          <table:table-cell office:value-type="float" office:value="83641696.799999997" table:style-name="ce17">
            <text:p>83.641.697<text:s/></text:p>
          </table:table-cell>
          <table:table-cell office:value-type="float" office:value="6810171.9100000001" table:style-name="ce17">
            <text:p>6.810.172<text:s/></text:p>
          </table:table-cell>
          <table:table-cell office:value-type="float" office:value="13100777.939999999" table:style-name="ce17">
            <text:p>13.100.778<text:s/></text:p>
          </table:table-cell>
          <table:table-cell office:value-type="float" office:value="12242334.609999999" table:style-name="ce17">
            <text:p>12.242.335<text:s/></text:p>
          </table:table-cell>
          <table:table-cell office:value-type="float" office:value="1951423.92" table:style-name="ce17">
            <text:p>1.951.424<text:s/></text:p>
          </table:table-cell>
          <table:table-cell office:value-type="float" office:value="12929807.18" table:style-name="ce17">
            <text:p>12.929.807<text:s/></text:p>
          </table:table-cell>
          <table:table-cell office:value-type="float" office:value="239065.08" table:style-name="ce17">
            <text:p>239.065<text:s/></text:p>
          </table:table-cell>
          <table:table-cell office:value-type="float" office:value="74177047.829999998" table:style-name="ce17">
            <text:p>74.177.048<text:s/></text:p>
          </table:table-cell>
          <table:table-cell office:value-type="float" office:value="184535991.34999999" table:style-name="ce17">
            <text:p>184.535.991<text:s/></text:p>
          </table:table-cell>
          <table:table-cell office:value-type="float" office:value="1388648.5" table:style-name="ce17">
            <text:p>1.388.649<text:s/></text:p>
          </table:table-cell>
          <table:table-cell office:value-type="float" office:value="7100369.4199999999" table:style-name="ce17">
            <text:p>7.100.369<text:s/></text:p>
          </table:table-cell>
          <table:table-cell office:value-type="float" office:value="37328.99" table:style-name="ce17">
            <text:p>37.329<text:s/></text:p>
          </table:table-cell>
          <table:table-cell office:value-type="float" office:value="109869140.56999999" table:style-name="ce17">
            <text:p>109.869.141<text:s/></text:p>
          </table:table-cell>
          <table:table-cell office:value-type="float" office:value="28346081.989999998" table:style-name="ce17">
            <text:p>28.346.082<text:s/></text:p>
          </table:table-cell>
          <table:table-cell office:value-type="float" office:value="3766643.76" table:style-name="ce17">
            <text:p>3.766.644<text:s/></text:p>
          </table:table-cell>
          <table:table-cell office:value-type="float" office:value="2264745039.27" table:style-name="ce17">
            <text:p>2.264.745.039<text:s/></text:p>
          </table:table-cell>
          <table:table-cell office:value-type="float" office:value="172719.44" table:style-name="ce17">
            <text:p>172.719<text:s/></text:p>
          </table:table-cell>
          <table:table-cell office:value-type="float" office:value="3566043758.96" table:style-name="ce18">
            <text:p>3.566.043.7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9421.98" table:style-name="ce17">
            <text:p>29.422<text:s/></text:p>
          </table:table-cell>
          <table:table-cell office:value-type="float" office:value="144011.70000000001" table:style-name="ce17">
            <text:p>144.012<text:s/></text:p>
          </table:table-cell>
          <table:table-cell office:value-type="float" office:value="84298.87" table:style-name="ce17">
            <text:p>84.299<text:s/></text:p>
          </table:table-cell>
          <table:table-cell office:value-type="float" office:value="14672.8" table:style-name="ce17">
            <text:p>14.673<text:s/></text:p>
          </table:table-cell>
          <table:table-cell office:value-type="float" office:value="832738.22" table:style-name="ce17">
            <text:p>832.738<text:s/></text:p>
          </table:table-cell>
          <table:table-cell office:value-type="float" office:value="226533.82" table:style-name="ce17">
            <text:p>226.534<text:s/></text:p>
          </table:table-cell>
          <table:table-cell office:value-type="float" office:value="61521.13" table:style-name="ce17">
            <text:p>61.521<text:s/></text:p>
          </table:table-cell>
          <table:table-cell office:value-type="float" office:value="94484.27" table:style-name="ce17">
            <text:p>94.484<text:s/></text:p>
          </table:table-cell>
          <table:table-cell office:value-type="float" office:value="1799675.1" table:style-name="ce17">
            <text:p>1.799.675<text:s/></text:p>
          </table:table-cell>
          <table:table-cell office:value-type="float" office:value="208082.44" table:style-name="ce17">
            <text:p>208.082<text:s/></text:p>
          </table:table-cell>
          <table:table-cell office:value-type="float" office:value="2907708.32" table:style-name="ce17">
            <text:p>2.907.708<text:s/></text:p>
          </table:table-cell>
          <table:table-cell office:value-type="float" office:value="3597576.27" table:style-name="ce17">
            <text:p>3.597.576<text:s/></text:p>
          </table:table-cell>
          <table:table-cell office:value-type="float" office:value="3756674.3" table:style-name="ce17">
            <text:p>3.756.674<text:s/></text:p>
          </table:table-cell>
          <table:table-cell office:value-type="float" office:value="849348.03" table:style-name="ce17">
            <text:p>849.348<text:s/></text:p>
          </table:table-cell>
          <table:table-cell office:value-type="float" office:value="115236.52" table:style-name="ce17">
            <text:p>115.237<text:s/></text:p>
          </table:table-cell>
          <table:table-cell office:value-type="float" office:value="163339.92000000001" table:style-name="ce17">
            <text:p>163.340<text:s/></text:p>
          </table:table-cell>
          <table:table-cell office:value-type="float" office:value="620804.87" table:style-name="ce17">
            <text:p>620.805<text:s/></text:p>
          </table:table-cell>
          <table:table-cell office:value-type="float" office:value="1872618.17" table:style-name="ce17">
            <text:p>1.872.618<text:s/></text:p>
          </table:table-cell>
          <table:table-cell office:value-type="float" office:value="279295.15000000002" table:style-name="ce17">
            <text:p>279.295<text:s/></text:p>
          </table:table-cell>
          <table:table-cell office:value-type="float" office:value="105122.85" table:style-name="ce17">
            <text:p>105.123<text:s/></text:p>
          </table:table-cell>
          <table:table-cell office:value-type="float" office:value="148369.4" table:style-name="ce17">
            <text:p>148.369<text:s/></text:p>
          </table:table-cell>
          <table:table-cell office:value-type="float" office:value="64458.41" table:style-name="ce17">
            <text:p>64.458<text:s/></text:p>
          </table:table-cell>
          <table:table-cell office:value-type="float" office:value="1811225.39" table:style-name="ce17">
            <text:p>1.811.225<text:s/></text:p>
          </table:table-cell>
          <table:table-cell office:value-type="float" office:value="482785.29" table:style-name="ce17">
            <text:p>482.785<text:s/></text:p>
          </table:table-cell>
          <table:table-cell office:value-type="float" office:value="77040.7" table:style-name="ce17">
            <text:p>77.041<text:s/></text:p>
          </table:table-cell>
          <table:table-cell office:value-type="float" office:value="3311005.65" table:style-name="ce17">
            <text:p>3.311.006<text:s/></text:p>
          </table:table-cell>
          <table:table-cell office:value-type="float" office:value="584005.88" table:style-name="ce17">
            <text:p>584.006<text:s/></text:p>
          </table:table-cell>
          <table:table-cell office:value-type="float" office:value="24242055.449999992" table:style-name="ce18">
            <text:p>24.242.0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1510478.68" table:style-name="ce17">
            <text:p>11.510.479<text:s/></text:p>
          </table:table-cell>
          <table:table-cell office:value-type="float" office:value="69609265.799999997" table:style-name="ce17">
            <text:p>69.609.266<text:s/></text:p>
          </table:table-cell>
          <table:table-cell office:value-type="float" office:value="362401864.64999998" table:style-name="ce17">
            <text:p>362.401.865<text:s/></text:p>
          </table:table-cell>
          <table:table-cell office:value-type="float" office:value="10109351.52" table:style-name="ce17">
            <text:p>10.109.352<text:s/></text:p>
          </table:table-cell>
          <table:table-cell office:value-type="float" office:value="435854342.49000001" table:style-name="ce17">
            <text:p>435.854.342<text:s/></text:p>
          </table:table-cell>
          <table:table-cell office:value-type="float" office:value="327120212.95999998" table:style-name="ce17">
            <text:p>327.120.213<text:s/></text:p>
          </table:table-cell>
          <table:table-cell office:value-type="float" office:value="750285591.00999999" table:style-name="ce17">
            <text:p>750.285.591<text:s/></text:p>
          </table:table-cell>
          <table:table-cell office:value-type="float" office:value="343249472.63999999" table:style-name="ce17">
            <text:p>343.249.473<text:s/></text:p>
          </table:table-cell>
          <table:table-cell office:value-type="float" office:value="250349684.65000001" table:style-name="ce17">
            <text:p>250.349.685<text:s/></text:p>
          </table:table-cell>
          <table:table-cell office:value-type="float" office:value="312509939.88999999" table:style-name="ce17">
            <text:p>312.509.940<text:s/></text:p>
          </table:table-cell>
          <table:table-cell office:value-type="float" office:value="970889381.97000003" table:style-name="ce17">
            <text:p>970.889.382<text:s/></text:p>
          </table:table-cell>
          <table:table-cell office:value-type="float" office:value="91001246.950000003" table:style-name="ce17">
            <text:p>91.001.247<text:s/></text:p>
          </table:table-cell>
          <table:table-cell office:value-type="float" office:value="139499399.12" table:style-name="ce17">
            <text:p>139.499.399<text:s/></text:p>
          </table:table-cell>
          <table:table-cell office:value-type="float" office:value="137447306.71000001" table:style-name="ce17">
            <text:p>137.447.307<text:s/></text:p>
          </table:table-cell>
          <table:table-cell office:value-type="float" office:value="75207790.969999999" table:style-name="ce17">
            <text:p>75.207.791<text:s/></text:p>
          </table:table-cell>
          <table:table-cell office:value-type="float" office:value="487050868.88" table:style-name="ce17">
            <text:p>487.050.869<text:s/></text:p>
          </table:table-cell>
          <table:table-cell office:value-type="float" office:value="43631625.659999996" table:style-name="ce17">
            <text:p>43.631.626<text:s/></text:p>
          </table:table-cell>
          <table:table-cell office:value-type="float" office:value="1155709112.71" table:style-name="ce17">
            <text:p>1.155.709.113<text:s/></text:p>
          </table:table-cell>
          <table:table-cell office:value-type="float" office:value="4156065017.77" table:style-name="ce17">
            <text:p>4.156.065.018<text:s/></text:p>
          </table:table-cell>
          <table:table-cell office:value-type="float" office:value="74322067.469999999" table:style-name="ce17">
            <text:p>74.322.067<text:s/></text:p>
          </table:table-cell>
          <table:table-cell office:value-type="float" office:value="33885996.759999998" table:style-name="ce17">
            <text:p>33.885.997<text:s/></text:p>
          </table:table-cell>
          <table:table-cell office:value-type="float" office:value="6474746.8399999999" table:style-name="ce17">
            <text:p>6.474.747<text:s/></text:p>
          </table:table-cell>
          <table:table-cell office:value-type="float" office:value="1045980206.49" table:style-name="ce17">
            <text:p>1.045.980.206<text:s/></text:p>
          </table:table-cell>
          <table:table-cell office:value-type="float" office:value="1047493857.39" table:style-name="ce17">
            <text:p>1.047.493.857<text:s/></text:p>
          </table:table-cell>
          <table:table-cell office:value-type="float" office:value="46281370.299999997" table:style-name="ce17">
            <text:p>46.281.370<text:s/></text:p>
          </table:table-cell>
          <table:table-cell office:value-type="float" office:value="8355335673.7299995" table:style-name="ce17">
            <text:p>8.355.335.674<text:s/></text:p>
          </table:table-cell>
          <table:table-cell office:value-type="float" office:value="30204069.460000001" table:style-name="ce17">
            <text:p>30.204.069<text:s/></text:p>
          </table:table-cell>
          <table:table-cell office:value-type="float" office:value="20769479943.469994" table:style-name="ce18">
            <text:p>20.769.479.9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1979.4" table:style-name="ce17">
            <text:p>11.979<text:s/></text:p>
          </table:table-cell>
          <table:table-cell office:value-type="float" office:value="65133.45" table:style-name="ce17">
            <text:p>65.133<text:s/></text:p>
          </table:table-cell>
          <table:table-cell office:value-type="float" office:value="176543.17" table:style-name="ce17">
            <text:p>176.543<text:s/></text:p>
          </table:table-cell>
          <table:table-cell office:value-type="float" office:value="24716.04" table:style-name="ce17">
            <text:p>24.716<text:s/></text:p>
          </table:table-cell>
          <table:table-cell office:value-type="float" office:value="1367943.77" table:style-name="ce17">
            <text:p>1.367.944<text:s/></text:p>
          </table:table-cell>
          <table:table-cell office:value-type="float" office:value="20619018.059999999" table:style-name="ce17">
            <text:p>20.619.018<text:s/></text:p>
          </table:table-cell>
          <table:table-cell office:value-type="float" office:value="263617642.05000001" table:style-name="ce17">
            <text:p>263.617.642<text:s/></text:p>
          </table:table-cell>
          <table:table-cell office:value-type="float" office:value="6804307.8099999996" table:style-name="ce17">
            <text:p>6.804.308<text:s/></text:p>
          </table:table-cell>
          <table:table-cell office:value-type="float" office:value="380833.69" table:style-name="ce17">
            <text:p>380.834<text:s/></text:p>
          </table:table-cell>
          <table:table-cell office:value-type="float" office:value="26117.08" table:style-name="ce17">
            <text:p>26.117<text:s/></text:p>
          </table:table-cell>
          <table:table-cell office:value-type="float" office:value="34659179.030000001" table:style-name="ce17">
            <text:p>34.659.179<text:s/></text:p>
          </table:table-cell>
          <table:table-cell office:value-type="float" office:value="9225.61" table:style-name="ce17">
            <text:p>9.226<text:s/></text:p>
          </table:table-cell>
          <table:table-cell office:value-type="float" office:value="221653.12" table:style-name="ce17">
            <text:p>221.653<text:s/></text:p>
          </table:table-cell>
          <table:table-cell office:value-type="float" office:value="11794467.970000001" table:style-name="ce17">
            <text:p>11.794.468<text:s/></text:p>
          </table:table-cell>
          <table:table-cell office:value-type="float" office:value="20679.57" table:style-name="ce17">
            <text:p>20.680<text:s/></text:p>
          </table:table-cell>
          <table:table-cell office:value-type="float" office:value="8964285.6099999994" table:style-name="ce17">
            <text:p>8.964.286<text:s/></text:p>
          </table:table-cell>
          <table:table-cell office:value-type="float" office:value="34137.49" table:style-name="ce17">
            <text:p>34.137<text:s/></text:p>
          </table:table-cell>
          <table:table-cell office:value-type="float" office:value="12296650.039999999" table:style-name="ce17">
            <text:p>12.296.650<text:s/></text:p>
          </table:table-cell>
          <table:table-cell office:value-type="float" office:value="160356022.34" table:style-name="ce17">
            <text:p>160.356.022<text:s/></text:p>
          </table:table-cell>
          <table:table-cell office:value-type="float" office:value="99871.81" table:style-name="ce17">
            <text:p>99.872<text:s/></text:p>
          </table:table-cell>
          <table:table-cell office:value-type="float" office:value="169951.76" table:style-name="ce17">
            <text:p>169.952<text:s/></text:p>
          </table:table-cell>
          <table:table-cell office:value-type="float" office:value="3408.54" table:style-name="ce17">
            <text:p>3.409<text:s/></text:p>
          </table:table-cell>
          <table:table-cell office:value-type="float" office:value="45089842.340000004" table:style-name="ce17">
            <text:p>45.089.842<text:s/></text:p>
          </table:table-cell>
          <table:table-cell office:value-type="float" office:value="1136240.98" table:style-name="ce17">
            <text:p>1.136.241<text:s/></text:p>
          </table:table-cell>
          <table:table-cell office:value-type="float" office:value="1892076.44" table:style-name="ce17">
            <text:p>1.892.076<text:s/></text:p>
          </table:table-cell>
          <table:table-cell office:value-type="float" office:value="789129711.97000003" table:style-name="ce17">
            <text:p>789.129.712<text:s/></text:p>
          </table:table-cell>
          <table:table-cell office:value-type="float" office:value="20576.37" table:style-name="ce17">
            <text:p>20.576<text:s/></text:p>
          </table:table-cell>
          <table:table-cell office:value-type="float" office:value="1358992215.5100002" table:style-name="ce18">
            <text:p>1.358.992.2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1498499.279999999" table:style-name="ce17">
            <text:p>11.498.499<text:s/></text:p>
          </table:table-cell>
          <table:table-cell office:value-type="float" office:value="69544132.349999994" table:style-name="ce17">
            <text:p>69.544.132<text:s/></text:p>
          </table:table-cell>
          <table:table-cell office:value-type="float" office:value="362225321.47999996" table:style-name="ce17">
            <text:p>362.225.321<text:s/></text:p>
          </table:table-cell>
          <table:table-cell office:value-type="float" office:value="10084635.48" table:style-name="ce17">
            <text:p>10.084.635<text:s/></text:p>
          </table:table-cell>
          <table:table-cell office:value-type="float" office:value="434486398.72000003" table:style-name="ce17">
            <text:p>434.486.399<text:s/></text:p>
          </table:table-cell>
          <table:table-cell office:value-type="float" office:value="306501194.90000004" table:style-name="ce17">
            <text:p>306.501.195<text:s/></text:p>
          </table:table-cell>
          <table:table-cell office:value-type="float" office:value="486667948.95999998" table:style-name="ce17">
            <text:p>486.667.949<text:s/></text:p>
          </table:table-cell>
          <table:table-cell office:value-type="float" office:value="336445164.83000004" table:style-name="ce17">
            <text:p>336.445.165<text:s/></text:p>
          </table:table-cell>
          <table:table-cell office:value-type="float" office:value="249968850.96000001" table:style-name="ce17">
            <text:p>249.968.851<text:s/></text:p>
          </table:table-cell>
          <table:table-cell office:value-type="float" office:value="312483822.81" table:style-name="ce17">
            <text:p>312.483.823<text:s/></text:p>
          </table:table-cell>
          <table:table-cell office:value-type="float" office:value="936230202.93999982" table:style-name="ce17">
            <text:p>936.230.203<text:s/></text:p>
          </table:table-cell>
          <table:table-cell office:value-type="float" office:value="90992021.340000004" table:style-name="ce17">
            <text:p>90.992.021<text:s/></text:p>
          </table:table-cell>
          <table:table-cell office:value-type="float" office:value="139277746" table:style-name="ce17">
            <text:p>139.277.746<text:s/></text:p>
          </table:table-cell>
          <table:table-cell office:value-type="float" office:value="125652838.73999999" table:style-name="ce17">
            <text:p>125.652.839<text:s/></text:p>
          </table:table-cell>
          <table:table-cell office:value-type="float" office:value="75187111.400000006" table:style-name="ce17">
            <text:p>75.187.111<text:s/></text:p>
          </table:table-cell>
          <table:table-cell office:value-type="float" office:value="478086583.26999998" table:style-name="ce17">
            <text:p>478.086.583<text:s/></text:p>
          </table:table-cell>
          <table:table-cell office:value-type="float" office:value="43597488.170000002" table:style-name="ce17">
            <text:p>43.597.488<text:s/></text:p>
          </table:table-cell>
          <table:table-cell office:value-type="float" office:value="1143412462.6700001" table:style-name="ce17">
            <text:p>1.143.412.463<text:s/></text:p>
          </table:table-cell>
          <table:table-cell office:value-type="float" office:value="3995708995.4300003" table:style-name="ce17">
            <text:p>3.995.708.995<text:s/></text:p>
          </table:table-cell>
          <table:table-cell office:value-type="float" office:value="74222195.659999996" table:style-name="ce17">
            <text:p>74.222.196<text:s/></text:p>
          </table:table-cell>
          <table:table-cell office:value-type="float" office:value="33716045" table:style-name="ce17">
            <text:p>33.716.045<text:s/></text:p>
          </table:table-cell>
          <table:table-cell office:value-type="float" office:value="6471338.2999999998" table:style-name="ce17">
            <text:p>6.471.338<text:s/></text:p>
          </table:table-cell>
          <table:table-cell office:value-type="float" office:value="1000890364.15" table:style-name="ce17">
            <text:p>1.000.890.364<text:s/></text:p>
          </table:table-cell>
          <table:table-cell office:value-type="float" office:value="1046357616.4100001" table:style-name="ce17">
            <text:p>1.046.357.616<text:s/></text:p>
          </table:table-cell>
          <table:table-cell office:value-type="float" office:value="44389293.860000007" table:style-name="ce17">
            <text:p>44.389.294<text:s/></text:p>
          </table:table-cell>
          <table:table-cell office:value-type="float" office:value="7566205961.7600002" table:style-name="ce17">
            <text:p>7.566.205.962<text:s/></text:p>
          </table:table-cell>
          <table:table-cell office:value-type="float" office:value="30183493.089999996" table:style-name="ce17">
            <text:p>30.183.493<text:s/></text:p>
          </table:table-cell>
          <table:table-cell office:value-type="float" office:value="19410487727.959999" table:style-name="ce18">
            <text:p>19.410.487.7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811290.06" table:style-name="ce17">
            <text:p>3.811.290<text:s/></text:p>
          </table:table-cell>
          <table:table-cell office:value-type="float" office:value="19086722.390000001" table:style-name="ce17">
            <text:p>19.086.722<text:s/></text:p>
          </table:table-cell>
          <table:table-cell office:value-type="float" office:value="102271744.41" table:style-name="ce17">
            <text:p>102.271.744<text:s/></text:p>
          </table:table-cell>
          <table:table-cell office:value-type="float" office:value="4831914.1100000003" table:style-name="ce17">
            <text:p>4.831.914<text:s/></text:p>
          </table:table-cell>
          <table:table-cell office:value-type="float" office:value="130457220.7" table:style-name="ce17">
            <text:p>130.457.221<text:s/></text:p>
          </table:table-cell>
          <table:table-cell office:value-type="float" office:value="90451405.780000001" table:style-name="ce17">
            <text:p>90.451.406<text:s/></text:p>
          </table:table-cell>
          <table:table-cell office:value-type="float" office:value="382393237.83999997" table:style-name="ce17">
            <text:p>382.393.238<text:s/></text:p>
          </table:table-cell>
          <table:table-cell office:value-type="float" office:value="88344025.579999998" table:style-name="ce17">
            <text:p>88.344.026<text:s/></text:p>
          </table:table-cell>
          <table:table-cell office:value-type="float" office:value="83921775.870000005" table:style-name="ce17">
            <text:p>83.921.776<text:s/></text:p>
          </table:table-cell>
          <table:table-cell office:value-type="float" office:value="80049295.299999997" table:style-name="ce17">
            <text:p>80.049.295<text:s/></text:p>
          </table:table-cell>
          <table:table-cell office:value-type="float" office:value="304100455.08999997" table:style-name="ce17">
            <text:p>304.100.455<text:s/></text:p>
          </table:table-cell>
          <table:table-cell office:value-type="float" office:value="34313381.969999999" table:style-name="ce17">
            <text:p>34.313.382<text:s/></text:p>
          </table:table-cell>
          <table:table-cell office:value-type="float" office:value="51179569.009999998" table:style-name="ce17">
            <text:p>51.179.569<text:s/></text:p>
          </table:table-cell>
          <table:table-cell office:value-type="float" office:value="47666698.659999996" table:style-name="ce17">
            <text:p>47.666.699<text:s/></text:p>
          </table:table-cell>
          <table:table-cell office:value-type="float" office:value="27972960.289999999" table:style-name="ce17">
            <text:p>27.972.960<text:s/></text:p>
          </table:table-cell>
          <table:table-cell office:value-type="float" office:value="133874250.19" table:style-name="ce17">
            <text:p>133.874.250<text:s/></text:p>
          </table:table-cell>
          <table:table-cell office:value-type="float" office:value="16924287.510000002" table:style-name="ce17">
            <text:p>16.924.288<text:s/></text:p>
          </table:table-cell>
          <table:table-cell office:value-type="float" office:value="309035838.64999998" table:style-name="ce17">
            <text:p>309.035.839<text:s/></text:p>
          </table:table-cell>
          <table:table-cell office:value-type="float" office:value="984930351.78999996" table:style-name="ce17">
            <text:p>984.930.352<text:s/></text:p>
          </table:table-cell>
          <table:table-cell office:value-type="float" office:value="26595400.289999999" table:style-name="ce17">
            <text:p>26.595.400<text:s/></text:p>
          </table:table-cell>
          <table:table-cell office:value-type="float" office:value="14467818.51" table:style-name="ce17">
            <text:p>14.467.819<text:s/></text:p>
          </table:table-cell>
          <table:table-cell office:value-type="float" office:value="5444497.7400000002" table:style-name="ce17">
            <text:p>5.444.498<text:s/></text:p>
          </table:table-cell>
          <table:table-cell office:value-type="float" office:value="286528274.58999997" table:style-name="ce17">
            <text:p>286.528.275<text:s/></text:p>
          </table:table-cell>
          <table:table-cell office:value-type="float" office:value="267601083.41999999" table:style-name="ce17">
            <text:p>267.601.083<text:s/></text:p>
          </table:table-cell>
          <table:table-cell office:value-type="float" office:value="18246441.41" table:style-name="ce17">
            <text:p>18.246.441<text:s/></text:p>
          </table:table-cell>
          <table:table-cell office:value-type="float" office:value="2031995549.8199999" table:style-name="ce17">
            <text:p>2.031.995.550<text:s/></text:p>
          </table:table-cell>
          <table:table-cell office:value-type="float" office:value="12492817.07" table:style-name="ce17">
            <text:p>12.492.817<text:s/></text:p>
          </table:table-cell>
          <table:table-cell office:value-type="float" office:value="5558988308.0499992" table:style-name="ce18">
            <text:p>5.558.988.3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939.01" table:style-name="ce17">
            <text:p>1.939<text:s/></text:p>
          </table:table-cell>
          <table:table-cell office:value-type="float" office:value="10809.59" table:style-name="ce17">
            <text:p>10.810<text:s/></text:p>
          </table:table-cell>
          <table:table-cell office:value-type="float" office:value="28633.95" table:style-name="ce17">
            <text:p>28.634<text:s/></text:p>
          </table:table-cell>
          <table:table-cell office:value-type="float" office:value="4016.36" table:style-name="ce17">
            <text:p>4.016<text:s/></text:p>
          </table:table-cell>
          <table:table-cell office:value-type="float" office:value="218473.65" table:style-name="ce17">
            <text:p>218.474<text:s/></text:p>
          </table:table-cell>
          <table:table-cell office:value-type="float" office:value="3365582.92" table:style-name="ce17">
            <text:p>3.365.583<text:s/></text:p>
          </table:table-cell>
          <table:table-cell office:value-type="float" office:value="73755709.349999994" table:style-name="ce17">
            <text:p>73.755.709<text:s/></text:p>
          </table:table-cell>
          <table:table-cell office:value-type="float" office:value="1129681.1299999999" table:style-name="ce17">
            <text:p>1.129.681<text:s/></text:p>
          </table:table-cell>
          <table:table-cell office:value-type="float" office:value="60791.56" table:style-name="ce17">
            <text:p>60.792<text:s/></text:p>
          </table:table-cell>
          <table:table-cell office:value-type="float" office:value="4162.1400000000003" table:style-name="ce17">
            <text:p>4.162<text:s/></text:p>
          </table:table-cell>
          <table:table-cell office:value-type="float" office:value="5674267.1399999997" table:style-name="ce17">
            <text:p>5.674.267<text:s/></text:p>
          </table:table-cell>
          <table:table-cell office:value-type="float" office:value="1470.44" table:style-name="ce17">
            <text:p>1.470<text:s/></text:p>
          </table:table-cell>
          <table:table-cell office:value-type="float" office:value="37380.26" table:style-name="ce17">
            <text:p>37.380<text:s/></text:p>
          </table:table-cell>
          <table:table-cell office:value-type="float" office:value="1921976.21" table:style-name="ce17">
            <text:p>1.921.976<text:s/></text:p>
          </table:table-cell>
          <table:table-cell office:value-type="float" office:value="4025.31" table:style-name="ce17">
            <text:p>4.025<text:s/></text:p>
          </table:table-cell>
          <table:table-cell office:value-type="float" office:value="1422950.91" table:style-name="ce17">
            <text:p>1.422.951<text:s/></text:p>
          </table:table-cell>
          <table:table-cell office:value-type="float" office:value="4975.24" table:style-name="ce17">
            <text:p>4.975<text:s/></text:p>
          </table:table-cell>
          <table:table-cell office:value-type="float" office:value="2003662.58" table:style-name="ce17">
            <text:p>2.003.663<text:s/></text:p>
          </table:table-cell>
          <table:table-cell office:value-type="float" office:value="25904412.280000001" table:style-name="ce17">
            <text:p>25.904.412<text:s/></text:p>
          </table:table-cell>
          <table:table-cell office:value-type="float" office:value="16174.96" table:style-name="ce17">
            <text:p>16.175<text:s/></text:p>
          </table:table-cell>
          <table:table-cell office:value-type="float" office:value="26430.22" table:style-name="ce17">
            <text:p>26.430<text:s/></text:p>
          </table:table-cell>
          <table:table-cell office:value-type="float" office:value="551.87" table:style-name="ce17">
            <text:p>552<text:s/></text:p>
          </table:table-cell>
          <table:table-cell office:value-type="float" office:value="7485338.6200000001" table:style-name="ce17">
            <text:p>7.485.339<text:s/></text:p>
          </table:table-cell>
          <table:table-cell office:value-type="float" office:value="208319.66" table:style-name="ce17">
            <text:p>208.320<text:s/></text:p>
          </table:table-cell>
          <table:table-cell office:value-type="float" office:value="318401.94" table:style-name="ce17">
            <text:p>318.402<text:s/></text:p>
          </table:table-cell>
          <table:table-cell office:value-type="float" office:value="129099440.13" table:style-name="ce17">
            <text:p>129.099.440<text:s/></text:p>
          </table:table-cell>
          <table:table-cell office:value-type="float" office:value="3726.24" table:style-name="ce17">
            <text:p>3.726<text:s/></text:p>
          </table:table-cell>
          <table:table-cell office:value-type="float" office:value="252713303.66999999" table:style-name="ce18">
            <text:p>252.713.3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809351.05" table:style-name="ce17">
            <text:p>3.809.351<text:s/></text:p>
          </table:table-cell>
          <table:table-cell office:value-type="float" office:value="19075912.800000001" table:style-name="ce17">
            <text:p>19.075.913<text:s/></text:p>
          </table:table-cell>
          <table:table-cell office:value-type="float" office:value="102243110.45999999" table:style-name="ce17">
            <text:p>102.243.110<text:s/></text:p>
          </table:table-cell>
          <table:table-cell office:value-type="float" office:value="4827897.75" table:style-name="ce17">
            <text:p>4.827.898<text:s/></text:p>
          </table:table-cell>
          <table:table-cell office:value-type="float" office:value="130238747.05000001" table:style-name="ce17">
            <text:p>130.238.747<text:s/></text:p>
          </table:table-cell>
          <table:table-cell office:value-type="float" office:value="87085822.860000014" table:style-name="ce17">
            <text:p>87.085.823<text:s/></text:p>
          </table:table-cell>
          <table:table-cell office:value-type="float" office:value="308637528.49000001" table:style-name="ce17">
            <text:p>308.637.528<text:s/></text:p>
          </table:table-cell>
          <table:table-cell office:value-type="float" office:value="87214344.449999988" table:style-name="ce17">
            <text:p>87.214.344<text:s/></text:p>
          </table:table-cell>
          <table:table-cell office:value-type="float" office:value="83860984.309999987" table:style-name="ce17">
            <text:p>83.860.984<text:s/></text:p>
          </table:table-cell>
          <table:table-cell office:value-type="float" office:value="80045133.159999996" table:style-name="ce17">
            <text:p>80.045.133<text:s/></text:p>
          </table:table-cell>
          <table:table-cell office:value-type="float" office:value="298426187.94999999" table:style-name="ce17">
            <text:p>298.426.188<text:s/></text:p>
          </table:table-cell>
          <table:table-cell office:value-type="float" office:value="34311911.530000001" table:style-name="ce17">
            <text:p>34.311.912<text:s/></text:p>
          </table:table-cell>
          <table:table-cell office:value-type="float" office:value="51142188.75" table:style-name="ce17">
            <text:p>51.142.189<text:s/></text:p>
          </table:table-cell>
          <table:table-cell office:value-type="float" office:value="45744722.449999996" table:style-name="ce17">
            <text:p>45.744.722<text:s/></text:p>
          </table:table-cell>
          <table:table-cell office:value-type="float" office:value="27968934.98" table:style-name="ce17">
            <text:p>27.968.935<text:s/></text:p>
          </table:table-cell>
          <table:table-cell office:value-type="float" office:value="132451299.28000002" table:style-name="ce17">
            <text:p>132.451.299<text:s/></text:p>
          </table:table-cell>
          <table:table-cell office:value-type="float" office:value="16919312.27" table:style-name="ce17">
            <text:p>16.919.312<text:s/></text:p>
          </table:table-cell>
          <table:table-cell office:value-type="float" office:value="307032176.06999999" table:style-name="ce17">
            <text:p>307.032.176<text:s/></text:p>
          </table:table-cell>
          <table:table-cell office:value-type="float" office:value="959025939.50999987" table:style-name="ce17">
            <text:p>959.025.940<text:s/></text:p>
          </table:table-cell>
          <table:table-cell office:value-type="float" office:value="26579225.329999998" table:style-name="ce17">
            <text:p>26.579.225<text:s/></text:p>
          </table:table-cell>
          <table:table-cell office:value-type="float" office:value="14441388.289999999" table:style-name="ce17">
            <text:p>14.441.388<text:s/></text:p>
          </table:table-cell>
          <table:table-cell office:value-type="float" office:value="5443945.8699999992" table:style-name="ce17">
            <text:p>5.443.946<text:s/></text:p>
          </table:table-cell>
          <table:table-cell office:value-type="float" office:value="279042935.97000003" table:style-name="ce17">
            <text:p>279.042.936<text:s/></text:p>
          </table:table-cell>
          <table:table-cell office:value-type="float" office:value="267392763.76000002" table:style-name="ce17">
            <text:p>267.392.764<text:s/></text:p>
          </table:table-cell>
          <table:table-cell office:value-type="float" office:value="17928039.469999999" table:style-name="ce17">
            <text:p>17.928.039<text:s/></text:p>
          </table:table-cell>
          <table:table-cell office:value-type="float" office:value="1902896109.6900001" table:style-name="ce17">
            <text:p>1.902.896.110<text:s/></text:p>
          </table:table-cell>
          <table:table-cell office:value-type="float" office:value="12489090.829999998" table:style-name="ce17">
            <text:p>12.489.091<text:s/></text:p>
          </table:table-cell>
          <table:table-cell office:value-type="float" office:value="5306275004.3799992" table:style-name="ce18">
            <text:p>5.306.275.0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5992299.4400000004" table:style-name="ce17">
            <text:p>5.992.299<text:s/></text:p>
          </table:table-cell>
          <table:table-cell office:value-type="float" office:value="27881768.91" table:style-name="ce17">
            <text:p>27.881.769<text:s/></text:p>
          </table:table-cell>
          <table:table-cell office:value-type="float" office:value="148492203.43000001" table:style-name="ce17">
            <text:p>148.492.203<text:s/></text:p>
          </table:table-cell>
          <table:table-cell office:value-type="float" office:value="5861929.75" table:style-name="ce17">
            <text:p>5.861.930<text:s/></text:p>
          </table:table-cell>
          <table:table-cell office:value-type="float" office:value="205546388.99000001" table:style-name="ce17">
            <text:p>205.546.389<text:s/></text:p>
          </table:table-cell>
          <table:table-cell office:value-type="float" office:value="170819903.22999999" table:style-name="ce17">
            <text:p>170.819.903<text:s/></text:p>
          </table:table-cell>
          <table:table-cell office:value-type="float" office:value="353840298.87" table:style-name="ce17">
            <text:p>353.840.299<text:s/></text:p>
          </table:table-cell>
          <table:table-cell office:value-type="float" office:value="114801948.33" table:style-name="ce17">
            <text:p>114.801.948<text:s/></text:p>
          </table:table-cell>
          <table:table-cell office:value-type="float" office:value="126060938.34" table:style-name="ce17">
            <text:p>126.060.938<text:s/></text:p>
          </table:table-cell>
          <table:table-cell office:value-type="float" office:value="57770458.259999998" table:style-name="ce17">
            <text:p>57.770.458<text:s/></text:p>
          </table:table-cell>
          <table:table-cell office:value-type="float" office:value="580999356.61000001" table:style-name="ce17">
            <text:p>580.999.357<text:s/></text:p>
          </table:table-cell>
          <table:table-cell office:value-type="float" office:value="55653557.130000003" table:style-name="ce17">
            <text:p>55.653.557<text:s/></text:p>
          </table:table-cell>
          <table:table-cell office:value-type="float" office:value="80973145.590000004" table:style-name="ce17">
            <text:p>80.973.146<text:s/></text:p>
          </table:table-cell>
          <table:table-cell office:value-type="float" office:value="69840589.930000007" table:style-name="ce17">
            <text:p>69.840.590<text:s/></text:p>
          </table:table-cell>
          <table:table-cell office:value-type="float" office:value="42244374.969999999" table:style-name="ce17">
            <text:p>42.244.375<text:s/></text:p>
          </table:table-cell>
          <table:table-cell office:value-type="float" office:value="145153068.91999999" table:style-name="ce17">
            <text:p>145.153.069<text:s/></text:p>
          </table:table-cell>
          <table:table-cell office:value-type="float" office:value="29881109" table:style-name="ce17">
            <text:p>29.881.109<text:s/></text:p>
          </table:table-cell>
          <table:table-cell office:value-type="float" office:value="409790183.33999997" table:style-name="ce17">
            <text:p>409.790.183<text:s/></text:p>
          </table:table-cell>
          <table:table-cell office:value-type="float" office:value="1304808490.28" table:style-name="ce17">
            <text:p>1.304.808.490<text:s/></text:p>
          </table:table-cell>
          <table:table-cell office:value-type="float" office:value="46244217.719999999" table:style-name="ce17">
            <text:p>46.244.218<text:s/></text:p>
          </table:table-cell>
          <table:table-cell office:value-type="float" office:value="21542633.390000001" table:style-name="ce17">
            <text:p>21.542.633<text:s/></text:p>
          </table:table-cell>
          <table:table-cell office:value-type="float" office:value="6681793.9800000004" table:style-name="ce17">
            <text:p>6.681.794<text:s/></text:p>
          </table:table-cell>
          <table:table-cell office:value-type="float" office:value="462487715.74000001" table:style-name="ce17">
            <text:p>462.487.716<text:s/></text:p>
          </table:table-cell>
          <table:table-cell office:value-type="float" office:value="320275710.08999997" table:style-name="ce17">
            <text:p>320.275.710<text:s/></text:p>
          </table:table-cell>
          <table:table-cell office:value-type="float" office:value="24924143.129999999" table:style-name="ce17">
            <text:p>24.924.143<text:s/></text:p>
          </table:table-cell>
          <table:table-cell office:value-type="float" office:value="3177471823.8299999" table:style-name="ce17">
            <text:p>3.177.471.824<text:s/></text:p>
          </table:table-cell>
          <table:table-cell office:value-type="float" office:value="15795864.800000001" table:style-name="ce17">
            <text:p>15.795.865<text:s/></text:p>
          </table:table-cell>
          <table:table-cell office:value-type="float" office:value="8011835916" table:style-name="ce18">
            <text:p>8.011.835.9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0764.63" table:style-name="ce17">
            <text:p>20.765<text:s/></text:p>
          </table:table-cell>
          <table:table-cell office:value-type="float" office:value="21007.81" table:style-name="ce17">
            <text:p>21.008<text:s/></text:p>
          </table:table-cell>
          <table:table-cell office:value-type="float" office:value="132040.85" table:style-name="ce17">
            <text:p>132.0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86834.68" table:style-name="ce17">
            <text:p>686.835<text:s/></text:p>
          </table:table-cell>
          <table:table-cell office:value-type="float" office:value="13718863.279999999" table:style-name="ce17">
            <text:p>13.718.863<text:s/></text:p>
          </table:table-cell>
          <table:table-cell office:value-type="float" office:value="117008877.79000001" table:style-name="ce17">
            <text:p>117.008.878<text:s/></text:p>
          </table:table-cell>
          <table:table-cell office:value-type="float" office:value="5097071.3099999996" table:style-name="ce17">
            <text:p>5.097.071<text:s/></text:p>
          </table:table-cell>
          <table:table-cell office:value-type="float" office:value="313850.21000000002" table:style-name="ce17">
            <text:p>313.850<text:s/></text:p>
          </table:table-cell>
          <table:table-cell office:value-type="float" office:value="29263.8" table:style-name="ce17">
            <text:p>29.264<text:s/></text:p>
          </table:table-cell>
          <table:table-cell office:value-type="float" office:value="14222345.9" table:style-name="ce17">
            <text:p>14.222.346<text:s/></text:p>
          </table:table-cell>
          <table:table-cell office:value-type="float" office:value="161738.5" table:style-name="ce17">
            <text:p>161.739<text:s/></text:p>
          </table:table-cell>
          <table:table-cell office:value-type="float" office:value="632107.1" table:style-name="ce17">
            <text:p>632.107<text:s/></text:p>
          </table:table-cell>
          <table:table-cell office:value-type="float" office:value="8886088.4199999999" table:style-name="ce17">
            <text:p>8.886.088<text:s/></text:p>
          </table:table-cell>
          <table:table-cell office:value-type="float" office:value="50888.92" table:style-name="ce17">
            <text:p>50.889<text:s/></text:p>
          </table:table-cell>
          <table:table-cell office:value-type="float" office:value="4535249.6100000003" table:style-name="ce17">
            <text:p>4.535.250<text:s/></text:p>
          </table:table-cell>
          <table:table-cell office:value-type="float" office:value="9088.81" table:style-name="ce17">
            <text:p>9.089<text:s/></text:p>
          </table:table-cell>
          <table:table-cell office:value-type="float" office:value="10825716.5" table:style-name="ce17">
            <text:p>10.825.717<text:s/></text:p>
          </table:table-cell>
          <table:table-cell office:value-type="float" office:value="154644474.59999999" table:style-name="ce17">
            <text:p>154.644.475<text:s/></text:p>
          </table:table-cell>
          <table:table-cell office:value-type="float" office:value="59048.05" table:style-name="ce17">
            <text:p>59.048<text:s/></text:p>
          </table:table-cell>
          <table:table-cell office:value-type="float" office:value="254692.08" table:style-name="ce17">
            <text:p>254.692<text:s/></text:p>
          </table:table-cell>
          <table:table-cell office:value-type="float" office:value="756.25" table:style-name="ce17">
            <text:p>756<text:s/></text:p>
          </table:table-cell>
          <table:table-cell office:value-type="float" office:value="22547659.239999998" table:style-name="ce17">
            <text:p>22.547.659<text:s/></text:p>
          </table:table-cell>
          <table:table-cell office:value-type="float" office:value="1098404.43" table:style-name="ce17">
            <text:p>1.098.404<text:s/></text:p>
          </table:table-cell>
          <table:table-cell office:value-type="float" office:value="1755478.2" table:style-name="ce17">
            <text:p>1.755.478<text:s/></text:p>
          </table:table-cell>
          <table:table-cell office:value-type="float" office:value="340958114.89999998" table:style-name="ce17">
            <text:p>340.958.115<text:s/></text:p>
          </table:table-cell>
          <table:table-cell office:value-type="float" office:value="4176.6899999999996" table:style-name="ce17">
            <text:p>4.177<text:s/></text:p>
          </table:table-cell>
          <table:table-cell office:value-type="float" office:value="697674602.56000006" table:style-name="ce18">
            <text:p>697.674.6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5971534.8099999996" table:style-name="ce17">
            <text:p>5.971.535<text:s/></text:p>
          </table:table-cell>
          <table:table-cell office:value-type="float" office:value="27860761.100000001" table:style-name="ce17">
            <text:p>27.860.761<text:s/></text:p>
          </table:table-cell>
          <table:table-cell office:value-type="float" office:value="148360162.57999998" table:style-name="ce17">
            <text:p>148.360.163<text:s/></text:p>
          </table:table-cell>
          <table:table-cell office:value-type="float" office:value="5861929.7500000009" table:style-name="ce17">
            <text:p>5.861.930<text:s/></text:p>
          </table:table-cell>
          <table:table-cell office:value-type="float" office:value="204859554.31" table:style-name="ce17">
            <text:p>204.859.554<text:s/></text:p>
          </table:table-cell>
          <table:table-cell office:value-type="float" office:value="157101039.94999999" table:style-name="ce17">
            <text:p>157.101.040<text:s/></text:p>
          </table:table-cell>
          <table:table-cell office:value-type="float" office:value="236831421.08000004" table:style-name="ce17">
            <text:p>236.831.421<text:s/></text:p>
          </table:table-cell>
          <table:table-cell office:value-type="float" office:value="109704877.02" table:style-name="ce17">
            <text:p>109.704.877<text:s/></text:p>
          </table:table-cell>
          <table:table-cell office:value-type="float" office:value="125747088.13" table:style-name="ce17">
            <text:p>125.747.088<text:s/></text:p>
          </table:table-cell>
          <table:table-cell office:value-type="float" office:value="57741194.459999993" table:style-name="ce17">
            <text:p>57.741.194<text:s/></text:p>
          </table:table-cell>
          <table:table-cell office:value-type="float" office:value="566777010.71000004" table:style-name="ce17">
            <text:p>566.777.011<text:s/></text:p>
          </table:table-cell>
          <table:table-cell office:value-type="float" office:value="55491818.630000003" table:style-name="ce17">
            <text:p>55.491.819<text:s/></text:p>
          </table:table-cell>
          <table:table-cell office:value-type="float" office:value="80341038.49000001" table:style-name="ce17">
            <text:p>80.341.038<text:s/></text:p>
          </table:table-cell>
          <table:table-cell office:value-type="float" office:value="60954501.509999998" table:style-name="ce17">
            <text:p>60.954.502<text:s/></text:p>
          </table:table-cell>
          <table:table-cell office:value-type="float" office:value="42193486.050000004" table:style-name="ce17">
            <text:p>42.193.486<text:s/></text:p>
          </table:table-cell>
          <table:table-cell office:value-type="float" office:value="140617819.30999997" table:style-name="ce17">
            <text:p>140.617.819<text:s/></text:p>
          </table:table-cell>
          <table:table-cell office:value-type="float" office:value="29872020.189999998" table:style-name="ce17">
            <text:p>29.872.020<text:s/></text:p>
          </table:table-cell>
          <table:table-cell office:value-type="float" office:value="398964466.83999997" table:style-name="ce17">
            <text:p>398.964.467<text:s/></text:p>
          </table:table-cell>
          <table:table-cell office:value-type="float" office:value="1150164015.6800001" table:style-name="ce17">
            <text:p>1.150.164.016<text:s/></text:p>
          </table:table-cell>
          <table:table-cell office:value-type="float" office:value="46185169.670000009" table:style-name="ce17">
            <text:p>46.185.170<text:s/></text:p>
          </table:table-cell>
          <table:table-cell office:value-type="float" office:value="21287941.310000002" table:style-name="ce17">
            <text:p>21.287.941<text:s/></text:p>
          </table:table-cell>
          <table:table-cell office:value-type="float" office:value="6681037.7299999995" table:style-name="ce17">
            <text:p>6.681.038<text:s/></text:p>
          </table:table-cell>
          <table:table-cell office:value-type="float" office:value="439940056.5" table:style-name="ce17">
            <text:p>439.940.057<text:s/></text:p>
          </table:table-cell>
          <table:table-cell office:value-type="float" office:value="319177305.65999997" table:style-name="ce17">
            <text:p>319.177.306<text:s/></text:p>
          </table:table-cell>
          <table:table-cell office:value-type="float" office:value="23168664.93" table:style-name="ce17">
            <text:p>23.168.665<text:s/></text:p>
          </table:table-cell>
          <table:table-cell office:value-type="float" office:value="2836513708.9300003" table:style-name="ce17">
            <text:p>2.836.513.709<text:s/></text:p>
          </table:table-cell>
          <table:table-cell office:value-type="float" office:value="15791688.109999999" table:style-name="ce17">
            <text:p>15.791.688<text:s/></text:p>
          </table:table-cell>
          <table:table-cell office:value-type="float" office:value="7314161313.4400005" table:style-name="ce18">
            <text:p>7.314.161.3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6613.62" table:style-name="ce17">
            <text:p>6.614<text:s/></text:p>
          </table:table-cell>
          <table:table-cell office:value-type="float" office:value="2060457.8" table:style-name="ce17">
            <text:p>2.060.45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081832.800000001" table:style-name="ce17">
            <text:p>11.081.833<text:s/></text:p>
          </table:table-cell>
          <table:table-cell office:value-type="float" office:value="4000692.66" table:style-name="ce17">
            <text:p>4.000.69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631.56" table:style-name="ce17">
            <text:p>32.632<text:s/></text:p>
          </table:table-cell>
          <table:table-cell office:value-type="float" office:value="445.72" table:style-name="ce17">
            <text:p>446<text:s/></text:p>
          </table:table-cell>
          <table:table-cell office:value-type="float" office:value="15357196.01" table:style-name="ce17">
            <text:p>15.357.196<text:s/></text:p>
          </table:table-cell>
          <table:table-cell office:value-type="float" office:value="179.58" table:style-name="ce17">
            <text:p>1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9100.74" table:style-name="ce17">
            <text:p>209.101<text:s/></text:p>
          </table:table-cell>
          <table:table-cell office:value-type="float" office:value="2035612.7" table:style-name="ce17">
            <text:p>2.035.6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360388.0199999996" table:style-name="ce17">
            <text:p>8.360.3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960937.8300000001" table:style-name="ce17">
            <text:p>6.960.938<text:s/></text:p>
          </table:table-cell>
          <table:table-cell office:value-type="float" office:value="153901139.49000001" table:style-name="ce17">
            <text:p>153.901.139<text:s/></text:p>
          </table:table-cell>
          <table:table-cell office:value-type="float" office:value="1880.14" table:style-name="ce17">
            <text:p>1.8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87751.15" table:style-name="ce17">
            <text:p>3.687.751<text:s/></text:p>
          </table:table-cell>
          <table:table-cell office:value-type="float" office:value="582.32000000000005" table:style-name="ce17">
            <text:p>58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813966.140000001" table:style-name="ce17">
            <text:p>11.813.9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9511408.27999997" table:style-name="ce18">
            <text:p>219.511.4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828458.96" table:style-name="ce17">
            <text:p>6.828.459<text:s/></text:p>
          </table:table-cell>
          <table:table-cell office:value-type="float" office:value="21922047.27" table:style-name="ce17">
            <text:p>21.922.047<text:s/></text:p>
          </table:table-cell>
          <table:table-cell office:value-type="float" office:value="22803385.699999999" table:style-name="ce17">
            <text:p>22.803.386<text:s/></text:p>
          </table:table-cell>
          <table:table-cell office:value-type="float" office:value="12047432.810000001" table:style-name="ce17">
            <text:p>12.047.433<text:s/></text:p>
          </table:table-cell>
          <table:table-cell office:value-type="float" office:value="59302778.140000001" table:style-name="ce17">
            <text:p>59.302.778<text:s/></text:p>
          </table:table-cell>
          <table:table-cell office:value-type="float" office:value="45116995.530000001" table:style-name="ce17">
            <text:p>45.116.996<text:s/></text:p>
          </table:table-cell>
          <table:table-cell office:value-type="float" office:value="1257985518.5300002" table:style-name="ce17">
            <text:p>1.257.985.519<text:s/></text:p>
          </table:table-cell>
          <table:table-cell office:value-type="float" office:value="28741854.57" table:style-name="ce17">
            <text:p>28.741.855<text:s/></text:p>
          </table:table-cell>
          <table:table-cell office:value-type="float" office:value="38427538.469999999" table:style-name="ce17">
            <text:p>38.427.538<text:s/></text:p>
          </table:table-cell>
          <table:table-cell office:value-type="float" office:value="25407532.440000001" table:style-name="ce17">
            <text:p>25.407.532<text:s/></text:p>
          </table:table-cell>
          <table:table-cell office:value-type="float" office:value="154702680.55000001" table:style-name="ce17">
            <text:p>154.702.681<text:s/></text:p>
          </table:table-cell>
          <table:table-cell office:value-type="float" office:value="21832414.73" table:style-name="ce17">
            <text:p>21.832.415<text:s/></text:p>
          </table:table-cell>
          <table:table-cell office:value-type="float" office:value="23763322.649999999" table:style-name="ce17">
            <text:p>23.763.323<text:s/></text:p>
          </table:table-cell>
          <table:table-cell office:value-type="float" office:value="40764963.789999999" table:style-name="ce17">
            <text:p>40.764.964<text:s/></text:p>
          </table:table-cell>
          <table:table-cell office:value-type="float" office:value="45997841.960000001" table:style-name="ce17">
            <text:p>45.997.842<text:s/></text:p>
          </table:table-cell>
          <table:table-cell office:value-type="float" office:value="63719522.289999999" table:style-name="ce17">
            <text:p>63.719.522<text:s/></text:p>
          </table:table-cell>
          <table:table-cell office:value-type="float" office:value="20058816.809999999" table:style-name="ce17">
            <text:p>20.058.817<text:s/></text:p>
          </table:table-cell>
          <table:table-cell office:value-type="float" office:value="65891799.159999996" table:style-name="ce17">
            <text:p>65.891.799<text:s/></text:p>
          </table:table-cell>
          <table:table-cell office:value-type="float" office:value="248972207.34" table:style-name="ce17">
            <text:p>248.972.207<text:s/></text:p>
          </table:table-cell>
          <table:table-cell office:value-type="float" office:value="36200075.960000001" table:style-name="ce17">
            <text:p>36.200.076<text:s/></text:p>
          </table:table-cell>
          <table:table-cell office:value-type="float" office:value="23861429.100000001" table:style-name="ce17">
            <text:p>23.861.429<text:s/></text:p>
          </table:table-cell>
          <table:table-cell office:value-type="float" office:value="13698116.949999999" table:style-name="ce17">
            <text:p>13.698.117<text:s/></text:p>
          </table:table-cell>
          <table:table-cell office:value-type="float" office:value="111243838.5" table:style-name="ce17">
            <text:p>111.243.839<text:s/></text:p>
          </table:table-cell>
          <table:table-cell office:value-type="float" office:value="51562273.140000001" table:style-name="ce17">
            <text:p>51.562.273<text:s/></text:p>
          </table:table-cell>
          <table:table-cell office:value-type="float" office:value="17238666.239999998" table:style-name="ce17">
            <text:p>17.238.666<text:s/></text:p>
          </table:table-cell>
          <table:table-cell office:value-type="float" office:value="135052137" table:style-name="ce17">
            <text:p>135.052.137<text:s/></text:p>
          </table:table-cell>
          <table:table-cell office:value-type="float" office:value="9853359.6600000001" table:style-name="ce17">
            <text:p>9.853.360<text:s/></text:p>
          </table:table-cell>
          <table:table-cell office:value-type="float" office:value="2602997008.2499995" table:style-name="ce18">
            <text:p>2.602.997.0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483004.54" table:style-name="ce17">
            <text:p>483.005<text:s/></text:p>
          </table:table-cell>
          <table:table-cell office:value-type="float" office:value="4247824.5999999996" table:style-name="ce17">
            <text:p>4.247.825<text:s/></text:p>
          </table:table-cell>
          <table:table-cell office:value-type="float" office:value="20969819.170000002" table:style-name="ce17">
            <text:p>20.969.819<text:s/></text:p>
          </table:table-cell>
          <table:table-cell office:value-type="float" office:value="501902.04000000004" table:style-name="ce17">
            <text:p>501.902<text:s/></text:p>
          </table:table-cell>
          <table:table-cell office:value-type="float" office:value="-1063690.6399999994" table:style-name="ce17">
            <text:p>(1.063.691)</text:p>
          </table:table-cell>
          <table:table-cell office:value-type="float" office:value="5588341.870000001" table:style-name="ce17">
            <text:p>5.588.342<text:s/></text:p>
          </table:table-cell>
          <table:table-cell office:value-type="float" office:value="466459247.34999996" table:style-name="ce17">
            <text:p>466.459.247<text:s/></text:p>
          </table:table-cell>
          <table:table-cell office:value-type="float" office:value="21129957.84" table:style-name="ce17">
            <text:p>21.129.958<text:s/></text:p>
          </table:table-cell>
          <table:table-cell office:value-type="float" office:value="10593715.65" table:style-name="ce17">
            <text:p>10.593.716<text:s/></text:p>
          </table:table-cell>
          <table:table-cell office:value-type="float" office:value="4651427.7899999991" table:style-name="ce17">
            <text:p>4.651.428<text:s/></text:p>
          </table:table-cell>
          <table:table-cell office:value-type="float" office:value="13426758.469999999" table:style-name="ce17">
            <text:p>13.426.758<text:s/></text:p>
          </table:table-cell>
          <table:table-cell office:value-type="float" office:value="3669762.25" table:style-name="ce17">
            <text:p>3.669.762<text:s/></text:p>
          </table:table-cell>
          <table:table-cell office:value-type="float" office:value="7543516.3399999989" table:style-name="ce17">
            <text:p>7.543.516<text:s/></text:p>
          </table:table-cell>
          <table:table-cell office:value-type="float" office:value="1951011.1700000002" table:style-name="ce17">
            <text:p>1.951.011<text:s/></text:p>
          </table:table-cell>
          <table:table-cell office:value-type="float" office:value="7521449.6200000001" table:style-name="ce17">
            <text:p>7.521.450<text:s/></text:p>
          </table:table-cell>
          <table:table-cell office:value-type="float" office:value="12900503.189999999" table:style-name="ce17">
            <text:p>12.900.503<text:s/></text:p>
          </table:table-cell>
          <table:table-cell office:value-type="float" office:value="1196211.1599999999" table:style-name="ce17">
            <text:p>1.196.211<text:s/></text:p>
          </table:table-cell>
          <table:table-cell office:value-type="float" office:value="33189714.109999999" table:style-name="ce17">
            <text:p>33.189.714<text:s/></text:p>
          </table:table-cell>
          <table:table-cell office:value-type="float" office:value="608626184.03999996" table:style-name="ce17">
            <text:p>608.626.184<text:s/></text:p>
          </table:table-cell>
          <table:table-cell office:value-type="float" office:value="1869421.2300000002" table:style-name="ce17">
            <text:p>1.869.421<text:s/></text:p>
          </table:table-cell>
          <table:table-cell office:value-type="float" office:value="2686507.5300000003" table:style-name="ce17">
            <text:p>2.686.508<text:s/></text:p>
          </table:table-cell>
          <table:table-cell office:value-type="float" office:value="779918.84" table:style-name="ce17">
            <text:p>779.919<text:s/></text:p>
          </table:table-cell>
          <table:table-cell office:value-type="float" office:value="89332989.480000004" table:style-name="ce17">
            <text:p>89.332.989<text:s/></text:p>
          </table:table-cell>
          <table:table-cell office:value-type="float" office:value="37901284.349999994" table:style-name="ce17">
            <text:p>37.901.284<text:s/></text:p>
          </table:table-cell>
          <table:table-cell office:value-type="float" office:value="2010001.92" table:style-name="ce17">
            <text:p>2.010.002<text:s/></text:p>
          </table:table-cell>
          <table:table-cell office:value-type="float" office:value="375235247.41000003" table:style-name="ce17">
            <text:p>375.235.247<text:s/></text:p>
          </table:table-cell>
          <table:table-cell office:value-type="float" office:value="913131.22" table:style-name="ce17">
            <text:p>913.131<text:s/></text:p>
          </table:table-cell>
          <table:table-cell office:value-type="float" office:value="1734315162.54" table:style-name="ce18">
            <text:p>1.734.315.16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58819829.380000003" table:style-name="ce21">
            <text:p>58.819.829<text:s/></text:p>
          </table:table-cell>
          <table:table-cell office:value-type="float" office:value="302352077.68000001" table:style-name="ce21">
            <text:p>302.352.078<text:s/></text:p>
          </table:table-cell>
          <table:table-cell office:value-type="float" office:value="1099554158.97" table:style-name="ce21">
            <text:p>1.099.554.159<text:s/></text:p>
          </table:table-cell>
          <table:table-cell office:value-type="float" office:value="58857796.829999998" table:style-name="ce21">
            <text:p>58.857.797<text:s/></text:p>
          </table:table-cell>
          <table:table-cell office:value-type="float" office:value="1789521096.7399998" table:style-name="ce21">
            <text:p>1.789.521.097<text:s/></text:p>
          </table:table-cell>
          <table:table-cell office:value-type="float" office:value="1359261527.8" table:style-name="ce21">
            <text:p>1.359.261.528<text:s/></text:p>
          </table:table-cell>
          <table:table-cell office:value-type="float" office:value="8425339837.6200008" table:style-name="ce21">
            <text:p>8.425.339.838<text:s/></text:p>
          </table:table-cell>
          <table:table-cell office:value-type="float" office:value="1383374355.3999999" table:style-name="ce21">
            <text:p>1.383.374.355<text:s/></text:p>
          </table:table-cell>
          <table:table-cell office:value-type="float" office:value="1206766305.3499999" table:style-name="ce21">
            <text:p>1.206.766.305<text:s/></text:p>
          </table:table-cell>
          <table:table-cell office:value-type="float" office:value="705390569.66000009" table:style-name="ce21">
            <text:p>705.390.570<text:s/></text:p>
          </table:table-cell>
          <table:table-cell office:value-type="float" office:value="5604131528.2399998" table:style-name="ce21">
            <text:p>5.604.131.528<text:s/></text:p>
          </table:table-cell>
          <table:table-cell office:value-type="float" office:value="548366181.00999999" table:style-name="ce21">
            <text:p>548.366.181<text:s/></text:p>
          </table:table-cell>
          <table:table-cell office:value-type="float" office:value="718501253.26999998" table:style-name="ce21">
            <text:p>718.501.253<text:s/></text:p>
          </table:table-cell>
          <table:table-cell office:value-type="float" office:value="625317732.17999995" table:style-name="ce21">
            <text:p>625.317.732<text:s/></text:p>
          </table:table-cell>
          <table:table-cell office:value-type="float" office:value="427798620.16000003" table:style-name="ce21">
            <text:p>427.798.620<text:s/></text:p>
          </table:table-cell>
          <table:table-cell office:value-type="float" office:value="1654998742.26" table:style-name="ce21">
            <text:p>1.654.998.742<text:s/></text:p>
          </table:table-cell>
          <table:table-cell office:value-type="float" office:value="287021440.01999998" table:style-name="ce21">
            <text:p>287.021.440<text:s/></text:p>
          </table:table-cell>
          <table:table-cell office:value-type="float" office:value="4693943086.1800003" table:style-name="ce21">
            <text:p>4.693.943.086<text:s/></text:p>
          </table:table-cell>
          <table:table-cell office:value-type="float" office:value="14550045932.730001" table:style-name="ce21">
            <text:p>14.550.045.933<text:s/></text:p>
          </table:table-cell>
          <table:table-cell office:value-type="float" office:value="397720401.85000002" table:style-name="ce21">
            <text:p>397.720.402<text:s/></text:p>
          </table:table-cell>
          <table:table-cell office:value-type="float" office:value="202337069.10000002" table:style-name="ce21">
            <text:p>202.337.069<text:s/></text:p>
          </table:table-cell>
          <table:table-cell office:value-type="float" office:value="62912338" table:style-name="ce21">
            <text:p>62.912.338<text:s/></text:p>
          </table:table-cell>
          <table:table-cell office:value-type="float" office:value="5026420100.8000002" table:style-name="ce21">
            <text:p>5.026.420.101<text:s/></text:p>
          </table:table-cell>
          <table:table-cell office:value-type="float" office:value="4000148041.2000003" table:style-name="ce21">
            <text:p>4.000.148.041<text:s/></text:p>
          </table:table-cell>
          <table:table-cell office:value-type="float" office:value="261921880.43000001" table:style-name="ce21">
            <text:p>261.921.880<text:s/></text:p>
          </table:table-cell>
          <table:table-cell office:value-type="float" office:value="38427210801.290001" table:style-name="ce21">
            <text:p>38.427.210.801<text:s/></text:p>
          </table:table-cell>
          <table:table-cell office:value-type="float" office:value="134319475.94" table:style-name="ce21">
            <text:p>134.319.476<text:s/></text:p>
          </table:table-cell>
          <table:table-cell office:value-type="float" office:value="94012352180.089996" table:style-name="ce22">
            <text:p>94.012.352.180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87865820.670790061" table:style-name="ce25">
            <text:p>87.865.821<text:s/></text:p>
          </table:table-cell>
          <table:table-cell office:value-type="float" office:value="246369557.58225331" table:style-name="ce25">
            <text:p>246.369.558<text:s/></text:p>
          </table:table-cell>
          <table:table-cell office:value-type="float" office:value="315349288.54773313" table:style-name="ce25">
            <text:p>315.349.289<text:s/></text:p>
          </table:table-cell>
          <table:table-cell office:value-type="float" office:value="58650349.523705453" table:style-name="ce25">
            <text:p>58.650.350<text:s/></text:p>
          </table:table-cell>
          <table:table-cell office:value-type="float" office:value="1362649465.4291241" table:style-name="ce25">
            <text:p>1.362.649.465<text:s/></text:p>
          </table:table-cell>
          <table:table-cell office:value-type="float" office:value="851506792.34702575" table:style-name="ce25">
            <text:p>851.506.792<text:s/></text:p>
          </table:table-cell>
          <table:table-cell office:value-type="float" office:value="608797352.30737317" table:style-name="ce25">
            <text:p>608.797.352<text:s/></text:p>
          </table:table-cell>
          <table:table-cell office:value-type="float" office:value="664941778.59066617" table:style-name="ce25">
            <text:p>664.941.779<text:s/></text:p>
          </table:table-cell>
          <table:table-cell office:value-type="float" office:value="749436308.40020514" table:style-name="ce25">
            <text:p>749.436.308<text:s/></text:p>
          </table:table-cell>
          <table:table-cell office:value-type="float" office:value="442122037.13906318" table:style-name="ce25">
            <text:p>442.122.037<text:s/></text:p>
          </table:table-cell>
          <table:table-cell office:value-type="float" office:value="3794871941.8099093" table:style-name="ce25">
            <text:p>3.794.871.942<text:s/></text:p>
          </table:table-cell>
          <table:table-cell office:value-type="float" office:value="445067017.16365576" table:style-name="ce25">
            <text:p>445.067.017<text:s/></text:p>
          </table:table-cell>
          <table:table-cell office:value-type="float" office:value="588581395.73713136" table:style-name="ce25">
            <text:p>588.581.396<text:s/></text:p>
          </table:table-cell>
          <table:table-cell office:value-type="float" office:value="731016377.44527543" table:style-name="ce25">
            <text:p>731.016.377<text:s/></text:p>
          </table:table-cell>
          <table:table-cell office:value-type="float" office:value="398992614.50350463" table:style-name="ce25">
            <text:p>398.992.615<text:s/></text:p>
          </table:table-cell>
          <table:table-cell office:value-type="float" office:value="970861695.886886" table:style-name="ce25">
            <text:p>970.861.696<text:s/></text:p>
          </table:table-cell>
          <table:table-cell office:value-type="float" office:value="293093536.71801692" table:style-name="ce25">
            <text:p>293.093.537<text:s/></text:p>
          </table:table-cell>
          <table:table-cell office:value-type="float" office:value="2240138969.7310925" table:style-name="ce25">
            <text:p>2.240.138.970<text:s/></text:p>
          </table:table-cell>
          <table:table-cell office:value-type="float" office:value="2735801243.0387478" table:style-name="ce25">
            <text:p>2.735.801.243<text:s/></text:p>
          </table:table-cell>
          <table:table-cell office:value-type="float" office:value="351205466.34894592" table:style-name="ce25">
            <text:p>351.205.466<text:s/></text:p>
          </table:table-cell>
          <table:table-cell office:value-type="float" office:value="152779437.25787953" table:style-name="ce25">
            <text:p>152.779.437<text:s/></text:p>
          </table:table-cell>
          <table:table-cell office:value-type="float" office:value="67471249.214628533" table:style-name="ce25">
            <text:p>67.471.249<text:s/></text:p>
          </table:table-cell>
          <table:table-cell office:value-type="float" office:value="2255442997.1873651" table:style-name="ce25">
            <text:p>2.255.442.997<text:s/></text:p>
          </table:table-cell>
          <table:table-cell office:value-type="float" office:value="1746453882.8201482" table:style-name="ce25">
            <text:p>1.746.453.883<text:s/></text:p>
          </table:table-cell>
          <table:table-cell office:value-type="float" office:value="267825891.85609937" table:style-name="ce25">
            <text:p>267.825.892<text:s/></text:p>
          </table:table-cell>
          <table:table-cell office:value-type="float" office:value="11393075294.262878" table:style-name="ce25">
            <text:p>11.393.075.294<text:s/></text:p>
          </table:table-cell>
          <table:table-cell office:value-type="float" office:value="166493832.23990157" table:style-name="ce25">
            <text:p>166.493.832<text:s/></text:p>
          </table:table-cell>
          <table:table-cell office:value-type="float" office:value="33986861593.76001" table:style-name="ce26">
            <text:p>33.986.861.594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46685650.05079007" table:style-name="ce21">
            <text:p>146.685.650<text:s/></text:p>
          </table:table-cell>
          <table:table-cell office:value-type="float" office:value="548721635.26225328" table:style-name="ce21">
            <text:p>548.721.635<text:s/></text:p>
          </table:table-cell>
          <table:table-cell office:value-type="float" office:value="1414903447.5177331" table:style-name="ce21">
            <text:p>1.414.903.448<text:s/></text:p>
          </table:table-cell>
          <table:table-cell office:value-type="float" office:value="117508146.35370545" table:style-name="ce21">
            <text:p>117.508.146<text:s/></text:p>
          </table:table-cell>
          <table:table-cell office:value-type="float" office:value="3152170562.1691236" table:style-name="ce21">
            <text:p>3.152.170.562<text:s/></text:p>
          </table:table-cell>
          <table:table-cell office:value-type="float" office:value="2210768320.1470256" table:style-name="ce21">
            <text:p>2.210.768.320<text:s/></text:p>
          </table:table-cell>
          <table:table-cell office:value-type="float" office:value="9034137189.9273739" table:style-name="ce21">
            <text:p>9.034.137.190<text:s/></text:p>
          </table:table-cell>
          <table:table-cell office:value-type="float" office:value="2048316133.9906659" table:style-name="ce21">
            <text:p>2.048.316.134<text:s/></text:p>
          </table:table-cell>
          <table:table-cell office:value-type="float" office:value="1956202613.750205" table:style-name="ce21">
            <text:p>1.956.202.614<text:s/></text:p>
          </table:table-cell>
          <table:table-cell office:value-type="float" office:value="1147512606.7990632" table:style-name="ce21">
            <text:p>1.147.512.607<text:s/></text:p>
          </table:table-cell>
          <table:table-cell office:value-type="float" office:value="9399003470.0499096" table:style-name="ce21">
            <text:p>9.399.003.470<text:s/></text:p>
          </table:table-cell>
          <table:table-cell office:value-type="float" office:value="993433198.17365575" table:style-name="ce21">
            <text:p>993.433.198<text:s/></text:p>
          </table:table-cell>
          <table:table-cell office:value-type="float" office:value="1307082649.0071313" table:style-name="ce21">
            <text:p>1.307.082.649<text:s/></text:p>
          </table:table-cell>
          <table:table-cell office:value-type="float" office:value="1356334109.6252754" table:style-name="ce21">
            <text:p>1.356.334.110<text:s/></text:p>
          </table:table-cell>
          <table:table-cell office:value-type="float" office:value="826791234.6635046" table:style-name="ce21">
            <text:p>826.791.235<text:s/></text:p>
          </table:table-cell>
          <table:table-cell office:value-type="float" office:value="2625860438.1468859" table:style-name="ce21">
            <text:p>2.625.860.438<text:s/></text:p>
          </table:table-cell>
          <table:table-cell office:value-type="float" office:value="580114976.73801684" table:style-name="ce21">
            <text:p>580.114.977<text:s/></text:p>
          </table:table-cell>
          <table:table-cell office:value-type="float" office:value="6934082055.9110928" table:style-name="ce21">
            <text:p>6.934.082.056<text:s/></text:p>
          </table:table-cell>
          <table:table-cell office:value-type="float" office:value="17285847175.768749" table:style-name="ce21">
            <text:p>17.285.847.176<text:s/></text:p>
          </table:table-cell>
          <table:table-cell office:value-type="float" office:value="748925868.198946" table:style-name="ce21">
            <text:p>748.925.868<text:s/></text:p>
          </table:table-cell>
          <table:table-cell office:value-type="float" office:value="355116506.35787952" table:style-name="ce21">
            <text:p>355.116.506<text:s/></text:p>
          </table:table-cell>
          <table:table-cell office:value-type="float" office:value="130383587.21462853" table:style-name="ce21">
            <text:p>130.383.587<text:s/></text:p>
          </table:table-cell>
          <table:table-cell office:value-type="float" office:value="7281863097.9873657" table:style-name="ce21">
            <text:p>7.281.863.098<text:s/></text:p>
          </table:table-cell>
          <table:table-cell office:value-type="float" office:value="5746601924.0201483" table:style-name="ce21">
            <text:p>5.746.601.924<text:s/></text:p>
          </table:table-cell>
          <table:table-cell office:value-type="float" office:value="529747772.28609937" table:style-name="ce21">
            <text:p>529.747.772<text:s/></text:p>
          </table:table-cell>
          <table:table-cell office:value-type="float" office:value="49820286095.552879" table:style-name="ce21">
            <text:p>49.820.286.096<text:s/></text:p>
          </table:table-cell>
          <table:table-cell office:value-type="float" office:value="300813308.1799016" table:style-name="ce21">
            <text:p>300.813.308<text:s/></text:p>
          </table:table-cell>
          <table:table-cell office:value-type="float" office:value="127999213773.85001" table:style-name="ce22">
            <text:p>127.999.213.774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784108.01807033538" table:style-name="ce27">
            <text:p>784.108<text:s/></text:p>
          </table:table-cell>
          <table:table-cell office:value-type="float" office:value="2318944.3095222609" table:style-name="ce27">
            <text:p>2.318.944<text:s/></text:p>
          </table:table-cell>
          <table:table-cell office:value-type="float" office:value="2377757.4776237807" table:style-name="ce27">
            <text:p>2.377.757<text:s/></text:p>
          </table:table-cell>
          <table:table-cell office:value-type="float" office:value="709107.22427691065" table:style-name="ce27">
            <text:p>709.107<text:s/></text:p>
          </table:table-cell>
          <table:table-cell office:value-type="float" office:value="13185168.464679036" table:style-name="ce27">
            <text:p>13.185.168<text:s/></text:p>
          </table:table-cell>
          <table:table-cell office:value-type="float" office:value="4654747.9511847049" table:style-name="ce27">
            <text:p>4.654.748<text:s/></text:p>
          </table:table-cell>
          <table:table-cell office:value-type="float" office:value="10108738.205059825" table:style-name="ce27">
            <text:p>10.108.738<text:s/></text:p>
          </table:table-cell>
          <table:table-cell office:value-type="float" office:value="4154914.5835962249" table:style-name="ce27">
            <text:p>4.154.915<text:s/></text:p>
          </table:table-cell>
          <table:table-cell office:value-type="float" office:value="4789442.0613890393" table:style-name="ce27">
            <text:p>4.789.442<text:s/></text:p>
          </table:table-cell>
          <table:table-cell office:value-type="float" office:value="3827217.7119762404" table:style-name="ce27">
            <text:p>3.827.218<text:s/></text:p>
          </table:table-cell>
          <table:table-cell office:value-type="float" office:value="30820661.029252473" table:style-name="ce27">
            <text:p>30.820.661<text:s/></text:p>
          </table:table-cell>
          <table:table-cell office:value-type="float" office:value="7715696.811459288" table:style-name="ce27">
            <text:p>7.715.697<text:s/></text:p>
          </table:table-cell>
          <table:table-cell office:value-type="float" office:value="4037682.2093480113" table:style-name="ce27">
            <text:p>4.037.682<text:s/></text:p>
          </table:table-cell>
          <table:table-cell office:value-type="float" office:value="4291795.3614534456" table:style-name="ce27">
            <text:p>4.291.795<text:s/></text:p>
          </table:table-cell>
          <table:table-cell office:value-type="float" office:value="1878860.9525308402" table:style-name="ce27">
            <text:p>1.878.861<text:s/></text:p>
          </table:table-cell>
          <table:table-cell office:value-type="float" office:value="8583415.4001048971" table:style-name="ce27">
            <text:p>8.583.415<text:s/></text:p>
          </table:table-cell>
          <table:table-cell office:value-type="float" office:value="885288.78473144083" table:style-name="ce27">
            <text:p>885.289<text:s/></text:p>
          </table:table-cell>
          <table:table-cell office:value-type="float" office:value="19534567.877671212" table:style-name="ce27">
            <text:p>19.534.568<text:s/></text:p>
          </table:table-cell>
          <table:table-cell office:value-type="float" office:value="10717007087.758846" table:style-name="ce27">
            <text:p>10.717.007.088<text:s/></text:p>
          </table:table-cell>
          <table:table-cell office:value-type="float" office:value="2428737.6528826822" table:style-name="ce27">
            <text:p>2.428.738<text:s/></text:p>
          </table:table-cell>
          <table:table-cell office:value-type="float" office:value="777105.3370466379" table:style-name="ce27">
            <text:p>777.105<text:s/></text:p>
          </table:table-cell>
          <table:table-cell office:value-type="float" office:value="275484.51708429662" table:style-name="ce27">
            <text:p>275.485<text:s/></text:p>
          </table:table-cell>
          <table:table-cell office:value-type="float" office:value="29811733.67096737" table:style-name="ce27">
            <text:p>29.811.734<text:s/></text:p>
          </table:table-cell>
          <table:table-cell office:value-type="float" office:value="11548294.936908579" table:style-name="ce27">
            <text:p>11.548.295<text:s/></text:p>
          </table:table-cell>
          <table:table-cell office:value-type="float" office:value="1737395.4805765876" table:style-name="ce27">
            <text:p>1.737.395<text:s/></text:p>
          </table:table-cell>
          <table:table-cell office:value-type="float" office:value="140977048.19343585" table:style-name="ce27">
            <text:p>140.977.048<text:s/></text:p>
          </table:table-cell>
          <table:table-cell office:value-type="float" office:value="1211147.2783191395" table:style-name="ce27">
            <text:p>1.211.147<text:s/></text:p>
          </table:table-cell>
          <table:table-cell office:value-type="float" office:value="11030432149.259996" table:style-name="ce28">
            <text:p>11.030.432.149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47469758.06886041" table:style-name="ce21">
            <text:p>147.469.758<text:s/></text:p>
          </table:table-cell>
          <table:table-cell office:value-type="float" office:value="551040579.57177556" table:style-name="ce21">
            <text:p>551.040.580<text:s/></text:p>
          </table:table-cell>
          <table:table-cell office:value-type="float" office:value="1417281204.9953568" table:style-name="ce21">
            <text:p>1.417.281.205<text:s/></text:p>
          </table:table-cell>
          <table:table-cell office:value-type="float" office:value="118217253.57798237" table:style-name="ce21">
            <text:p>118.217.254<text:s/></text:p>
          </table:table-cell>
          <table:table-cell office:value-type="float" office:value="3165355730.6338029" table:style-name="ce21">
            <text:p>3.165.355.731<text:s/></text:p>
          </table:table-cell>
          <table:table-cell office:value-type="float" office:value="2215423068.0982103" table:style-name="ce21">
            <text:p>2.215.423.068<text:s/></text:p>
          </table:table-cell>
          <table:table-cell office:value-type="float" office:value="9044245928.1324329" table:style-name="ce21">
            <text:p>9.044.245.928<text:s/></text:p>
          </table:table-cell>
          <table:table-cell office:value-type="float" office:value="2052471048.5742621" table:style-name="ce21">
            <text:p>2.052.471.049<text:s/></text:p>
          </table:table-cell>
          <table:table-cell office:value-type="float" office:value="1960992055.811594" table:style-name="ce21">
            <text:p>1.960.992.056<text:s/></text:p>
          </table:table-cell>
          <table:table-cell office:value-type="float" office:value="1151339824.5110395" table:style-name="ce21">
            <text:p>1.151.339.825<text:s/></text:p>
          </table:table-cell>
          <table:table-cell office:value-type="float" office:value="9429824131.0791626" table:style-name="ce21">
            <text:p>9.429.824.131<text:s/></text:p>
          </table:table-cell>
          <table:table-cell office:value-type="float" office:value="1001148894.9851151" table:style-name="ce21">
            <text:p>1.001.148.895<text:s/></text:p>
          </table:table-cell>
          <table:table-cell office:value-type="float" office:value="1311120331.2164793" table:style-name="ce21">
            <text:p>1.311.120.331<text:s/></text:p>
          </table:table-cell>
          <table:table-cell office:value-type="float" office:value="1360625904.9867289" table:style-name="ce21">
            <text:p>1.360.625.905<text:s/></text:p>
          </table:table-cell>
          <table:table-cell office:value-type="float" office:value="828670095.61603546" table:style-name="ce21">
            <text:p>828.670.096<text:s/></text:p>
          </table:table-cell>
          <table:table-cell office:value-type="float" office:value="2634443853.5469909" table:style-name="ce21">
            <text:p>2.634.443.854<text:s/></text:p>
          </table:table-cell>
          <table:table-cell office:value-type="float" office:value="581000265.52274823" table:style-name="ce21">
            <text:p>581.000.266<text:s/></text:p>
          </table:table-cell>
          <table:table-cell office:value-type="float" office:value="6953616623.788764" table:style-name="ce21">
            <text:p>6.953.616.624<text:s/></text:p>
          </table:table-cell>
          <table:table-cell office:value-type="float" office:value="28002854263.527596" table:style-name="ce21">
            <text:p>28.002.854.264<text:s/></text:p>
          </table:table-cell>
          <table:table-cell office:value-type="float" office:value="751354605.85182869" table:style-name="ce21">
            <text:p>751.354.606<text:s/></text:p>
          </table:table-cell>
          <table:table-cell office:value-type="float" office:value="355893611.69492614" table:style-name="ce21">
            <text:p>355.893.612<text:s/></text:p>
          </table:table-cell>
          <table:table-cell office:value-type="float" office:value="130659071.73171283" table:style-name="ce21">
            <text:p>130.659.072<text:s/></text:p>
          </table:table-cell>
          <table:table-cell office:value-type="float" office:value="7311674831.6583328" table:style-name="ce21">
            <text:p>7.311.674.832<text:s/></text:p>
          </table:table-cell>
          <table:table-cell office:value-type="float" office:value="5758150218.957057" table:style-name="ce21">
            <text:p>5.758.150.219<text:s/></text:p>
          </table:table-cell>
          <table:table-cell office:value-type="float" office:value="531485167.76667595" table:style-name="ce21">
            <text:p>531.485.168<text:s/></text:p>
          </table:table-cell>
          <table:table-cell office:value-type="float" office:value="49961263143.746315" table:style-name="ce21">
            <text:p>49.961.263.144<text:s/></text:p>
          </table:table-cell>
          <table:table-cell office:value-type="float" office:value="302024455.45822072" table:style-name="ce21">
            <text:p>302.024.455<text:s/></text:p>
          </table:table-cell>
          <table:table-cell office:value-type="float" office:value="139029645923.11002" table:style-name="ce22">
            <text:p>139.029.645.923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9-05-15T14:18:31Z</dc:date>
    <meta:print-date>2011-05-12T16:46:54Z</meta:print-date>
    <meta:editing-cycles>41</meta:editing-cycles>
    <meta:editing-duration>PT4293S</meta:editing-duration>
  </office:meta>
</office:document-meta>
</file>